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2.8063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1.7055in"/>
    </style:style>
    <style:style style:name="co7" style:family="table-column">
      <style:table-column-properties fo:break-before="auto" style:column-width="5.0252in"/>
    </style:style>
    <style:style style:name="co8" style:family="table-column">
      <style:table-column-properties fo:break-before="auto" style:column-width="1.8571in"/>
    </style:style>
    <style:style style:name="co9" style:family="table-column">
      <style:table-column-properties fo:break-before="auto" style:column-width="2.05in"/>
    </style:style>
    <style:style style:name="co10" style:family="table-column">
      <style:table-column-properties fo:break-before="auto" style:column-width="0.2374in"/>
    </style:style>
    <style:style style:name="co11" style:family="table-column">
      <style:table-column-properties fo:break-before="auto" style:column-width="1.722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3665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3" style:family="table-cell" style:parent-style-name="Default">
      <style:table-cell-properties fo:background-color="#000080"/>
    </style:style>
    <style:style style:name="ce4" style:family="table-cell" style:parent-style-name="Default">
      <style:table-cell-properties fo:background-color="#008000"/>
    </style:style>
    <style:style style:name="ce5" style:family="table-cell" style:parent-style-name="Default">
      <style:table-cell-properties fo:background-color="#008080"/>
    </style:style>
    <style:style style:name="ce6" style:family="table-cell" style:parent-style-name="Default">
      <style:table-cell-properties fo:background-color="#800000"/>
    </style:style>
    <style:style style:name="ce7" style:family="table-cell" style:parent-style-name="Default">
      <style:table-cell-properties fo:background-color="#800080"/>
    </style:style>
    <style:style style:name="ce8" style:family="table-cell" style:parent-style-name="Default">
      <style:table-cell-properties fo:background-color="#808000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#0000ff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ff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333333"/>
    </style:style>
    <style:style style:name="ce18" style:family="table-cell" style:parent-style-name="Default">
      <style:table-cell-properties fo:background-color="#4c4c4c"/>
    </style:style>
    <style:style style:name="ce19" style:family="table-cell" style:parent-style-name="Default">
      <style:table-cell-properties fo:background-color="#666666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b3b3b3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e6e6e6"/>
    </style:style>
    <style:style style:name="ce24" style:family="table-cell" style:parent-style-name="Default">
      <style:table-cell-properties fo:background-color="#e6e6ff"/>
    </style:style>
    <style:style style:name="ce25" style:family="table-cell" style:parent-style-name="Default">
      <style:table-cell-properties fo:background-color="#ff3366"/>
    </style:style>
    <style:style style:name="ce26" style:family="table-cell" style:parent-style-name="Default">
      <style:table-cell-properties fo:background-color="#dc2300"/>
    </style:style>
    <style:style style:name="ce27" style:family="table-cell" style:parent-style-name="Default">
      <style:table-cell-properties fo:background-color="#b84700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eb613d"/>
    </style:style>
    <style:style style:name="ce30" style:family="table-cell" style:parent-style-name="Default">
      <style:table-cell-properties fo:background-color="#b84747"/>
    </style:style>
    <style:style style:name="ce31" style:family="table-cell" style:parent-style-name="Default">
      <style:table-cell-properties fo:background-color="#b80047"/>
    </style:style>
    <style:style style:name="ce32" style:family="table-cell" style:parent-style-name="Default">
      <style:table-cell-properties fo:background-color="#99284c"/>
    </style:style>
    <style:style style:name="ce33" style:family="table-cell" style:parent-style-name="Default">
      <style:table-cell-properties fo:background-color="#94006b"/>
    </style:style>
    <style:style style:name="ce34" style:family="table-cell" style:parent-style-name="Default">
      <style:table-cell-properties fo:background-color="#94476b"/>
    </style:style>
    <style:style style:name="ce35" style:family="table-cell" style:parent-style-name="Default">
      <style:table-cell-properties fo:background-color="#944794"/>
    </style:style>
    <style:style style:name="ce36" style:family="table-cell" style:parent-style-name="Default">
      <style:table-cell-properties fo:background-color="#9966cc"/>
    </style:style>
    <style:style style:name="ce37" style:family="table-cell" style:parent-style-name="Default">
      <style:table-cell-properties fo:background-color="#6b4794"/>
    </style:style>
    <style:style style:name="ce38" style:family="table-cell" style:parent-style-name="Default">
      <style:table-cell-properties fo:background-color="#6b2394"/>
    </style:style>
    <style:style style:name="ce39" style:family="table-cell" style:parent-style-name="Default">
      <style:table-cell-properties fo:background-color="#6b0094"/>
    </style:style>
    <style:style style:name="ce40" style:family="table-cell" style:parent-style-name="Default">
      <style:table-cell-properties fo:background-color="#5e11a6"/>
    </style:style>
    <style:style style:name="ce41" style:family="table-cell" style:parent-style-name="Default">
      <style:table-cell-properties fo:background-color="#280099"/>
    </style:style>
    <style:style style:name="ce42" style:family="table-cell" style:parent-style-name="Default">
      <style:table-cell-properties fo:background-color="#4700b8"/>
    </style:style>
    <style:style style:name="ce43" style:family="table-cell" style:parent-style-name="Default">
      <style:table-cell-properties fo:background-color="#2300dc"/>
    </style:style>
    <style:style style:name="ce44" style:family="table-cell" style:parent-style-name="Default">
      <style:table-cell-properties fo:background-color="#2323dc"/>
    </style:style>
    <style:style style:name="ce45" style:family="table-cell" style:parent-style-name="Default">
      <style:table-cell-properties fo:background-color="#0047ff"/>
    </style:style>
    <style:style style:name="ce46" style:family="table-cell" style:parent-style-name="Default">
      <style:table-cell-properties fo:background-color="#0099ff"/>
    </style:style>
    <style:style style:name="ce47" style:family="table-cell" style:parent-style-name="Default">
      <style:table-cell-properties fo:background-color="#00b8ff"/>
    </style:style>
    <style:style style:name="ce48" style:family="table-cell" style:parent-style-name="Default">
      <style:table-cell-properties fo:background-color="#99ccff"/>
    </style:style>
    <style:style style:name="ce49" style:family="table-cell" style:parent-style-name="Default">
      <style:table-cell-properties fo:background-color="#00dcff"/>
    </style:style>
    <style:style style:name="ce50" style:family="table-cell" style:parent-style-name="Default">
      <style:table-cell-properties fo:background-color="#00cccc"/>
    </style:style>
    <style:style style:name="ce51" style:family="table-cell" style:parent-style-name="Default">
      <style:table-cell-properties fo:background-color="#23b8dc"/>
    </style:style>
    <style:style style:name="ce52" style:family="table-cell" style:parent-style-name="Default">
      <style:table-cell-properties fo:background-color="#47b8b8"/>
    </style:style>
    <style:style style:name="ce53" style:family="table-cell" style:parent-style-name="Default">
      <style:table-cell-properties fo:background-color="#33a3a3"/>
    </style:style>
    <style:style style:name="ce54" style:family="table-cell" style:parent-style-name="Default">
      <style:table-cell-properties fo:background-color="#198a8a"/>
    </style:style>
    <style:style style:name="ce55" style:family="table-cell" style:parent-style-name="Default">
      <style:table-cell-properties fo:background-color="#006b6b"/>
    </style:style>
    <style:style style:name="ce56" style:family="table-cell" style:parent-style-name="Default">
      <style:table-cell-properties fo:background-color="#004a4a"/>
    </style:style>
    <style:style style:name="ce57" style:family="table-cell" style:parent-style-name="Default">
      <style:table-cell-properties fo:background-color="#355e00"/>
    </style:style>
    <style:style style:name="ce58" style:family="table-cell" style:parent-style-name="Default">
      <style:table-cell-properties fo:background-color="#5c8526"/>
    </style:style>
    <style:style style:name="ce59" style:family="table-cell" style:parent-style-name="Default">
      <style:table-cell-properties fo:background-color="#7da647"/>
    </style:style>
    <style:style style:name="ce60" style:family="table-cell" style:parent-style-name="Default">
      <style:table-cell-properties fo:background-color="#94bd5e"/>
    </style:style>
    <style:style style:name="ce61" style:family="table-cell" style:parent-style-name="Default">
      <style:table-cell-properties fo:background-color="#00ae00"/>
    </style:style>
    <style:style style:name="ce62" style:family="table-cell" style:parent-style-name="Default">
      <style:table-cell-properties fo:background-color="#33cc66"/>
    </style:style>
    <style:style style:name="ce63" style:family="table-cell" style:parent-style-name="Default">
      <style:table-cell-properties fo:background-color="#3deb3d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e6ff00"/>
    </style:style>
    <style:style style:name="ce66" style:family="table-cell" style:parent-style-name="Default">
      <style:table-cell-properties fo:background-color="#ffff99"/>
    </style:style>
    <style:style style:name="ce67" style:family="table-cell" style:parent-style-name="Default">
      <style:table-cell-properties fo:background-color="#ffff66"/>
    </style:style>
    <style:style style:name="ce68" style:family="table-cell" style:parent-style-name="Default">
      <style:table-cell-properties fo:background-color="#e6e64c"/>
    </style:style>
    <style:style style:name="ce69" style:family="table-cell" style:parent-style-name="Default">
      <style:table-cell-properties fo:background-color="#cccc00"/>
    </style:style>
    <style:style style:name="ce70" style:family="table-cell" style:parent-style-name="Default">
      <style:table-cell-properties fo:background-color="#b3b300"/>
    </style:style>
    <style:style style:name="ce71" style:family="table-cell" style:parent-style-name="Default">
      <style:table-cell-properties fo:background-color="#808019"/>
    </style:style>
    <style:style style:name="ce72" style:family="table-cell" style:parent-style-name="Default">
      <style:table-cell-properties fo:background-color="#666600"/>
    </style:style>
    <style:style style:name="ce73" style:family="table-cell" style:parent-style-name="Default">
      <style:table-cell-properties fo:background-color="#4c1900"/>
    </style:style>
    <style:style style:name="ce74" style:family="table-cell" style:parent-style-name="Default">
      <style:table-cell-properties fo:background-color="#663300"/>
    </style:style>
    <style:style style:name="ce75" style:family="table-cell" style:parent-style-name="Default">
      <style:table-cell-properties fo:background-color="#804c19"/>
    </style:style>
    <style:style style:name="ce76" style:family="table-cell" style:parent-style-name="Default">
      <style:table-cell-properties fo:background-color="#996633"/>
    </style:style>
    <style:style style:name="ce77" style:family="table-cell" style:parent-style-name="Default">
      <style:table-cell-properties fo:background-color="#cc6633"/>
    </style:style>
    <style:style style:name="ce78" style:family="table-cell" style:parent-style-name="Default">
      <style:table-cell-properties fo:background-color="#ff6633"/>
    </style:style>
    <style:style style:name="ce79" style:family="table-cell" style:parent-style-name="Default">
      <style:table-cell-properties fo:background-color="#ff9966"/>
    </style:style>
    <style:style style:name="ce80" style:family="table-cell" style:parent-style-name="Default">
      <style:table-cell-properties fo:background-color="#ffcc99"/>
    </style:style>
    <style:style style:name="ce81" style:family="table-cell" style:parent-style-name="Default">
      <style:table-cell-properties fo:background-color="#9999ff"/>
    </style:style>
    <style:style style:name="ce82" style:family="table-cell" style:parent-style-name="Default">
      <style:table-cell-properties fo:background-color="#993366"/>
    </style:style>
    <style:style style:name="ce83" style:family="table-cell" style:parent-style-name="Default">
      <style:table-cell-properties fo:background-color="#ffffcc"/>
    </style:style>
    <style:style style:name="ce84" style:family="table-cell" style:parent-style-name="Default">
      <style:table-cell-properties fo:background-color="#ccffff"/>
    </style:style>
    <style:style style:name="ce85" style:family="table-cell" style:parent-style-name="Default">
      <style:table-cell-properties fo:background-color="#660066"/>
    </style:style>
    <style:style style:name="ce86" style:family="table-cell" style:parent-style-name="Default">
      <style:table-cell-properties fo:background-color="#ff8080"/>
    </style:style>
    <style:style style:name="ce87" style:family="table-cell" style:parent-style-name="Default">
      <style:table-cell-properties fo:background-color="#0066cc"/>
    </style:style>
    <style:style style:name="ce88" style:family="table-cell" style:parent-style-name="Default">
      <style:table-cell-properties fo:background-color="#004586"/>
    </style:style>
    <style:style style:name="ce89" style:family="table-cell" style:parent-style-name="Default">
      <style:table-cell-properties fo:background-color="#ff420e"/>
    </style:style>
    <style:style style:name="ce90" style:family="table-cell" style:parent-style-name="Default">
      <style:table-cell-properties fo:background-color="#ffd320"/>
    </style:style>
    <style:style style:name="ce91" style:family="table-cell" style:parent-style-name="Default">
      <style:table-cell-properties fo:background-color="#579d1c"/>
    </style:style>
    <style:style style:name="ce92" style:family="table-cell" style:parent-style-name="Default">
      <style:table-cell-properties fo:background-color="#7e0021"/>
    </style:style>
    <style:style style:name="ce93" style:family="table-cell" style:parent-style-name="Default">
      <style:table-cell-properties fo:background-color="#83caff"/>
    </style:style>
    <style:style style:name="ce94" style:family="table-cell" style:parent-style-name="Default">
      <style:table-cell-properties fo:background-color="#314004"/>
    </style:style>
    <style:style style:name="ce95" style:family="table-cell" style:parent-style-name="Default">
      <style:table-cell-properties fo:background-color="#aecf00"/>
    </style:style>
    <style:style style:name="ce96" style:family="table-cell" style:parent-style-name="Default">
      <style:table-cell-properties fo:background-color="#4b1f6f"/>
    </style:style>
    <style:style style:name="ce97" style:family="table-cell" style:parent-style-name="Default">
      <style:table-cell-properties fo:background-color="#ff950e"/>
    </style:style>
    <style:style style:name="ce98" style:family="table-cell" style:parent-style-name="Default">
      <style:table-cell-properties fo:background-color="#c5000b"/>
    </style:style>
    <style:style style:name="ce99" style:family="table-cell" style:parent-style-name="Default">
      <style:table-cell-properties fo:background-color="#0084d1"/>
    </style:style>
    <style:style style:name="ce100" style:family="table-cell" style:parent-style-name="Default">
      <style:table-cell-properties fo:background-color="#18a303"/>
    </style:style>
    <style:style style:name="ce101" style:family="table-cell" style:parent-style-name="Default">
      <style:table-cell-properties fo:background-color="#2cee0e"/>
    </style:style>
    <style:style style:name="ce102" style:family="table-cell" style:parent-style-name="Default">
      <style:table-cell-properties fo:background-color="#84f671"/>
    </style:style>
    <style:style style:name="ce103" style:family="table-cell" style:parent-style-name="Default">
      <style:table-cell-properties fo:background-color="#c2f6ba"/>
    </style:style>
    <style:style style:name="ce104" style:family="table-cell" style:parent-style-name="Default">
      <style:table-cell-properties fo:background-color="#0369a3"/>
    </style:style>
    <style:style style:name="ce105" style:family="table-cell" style:parent-style-name="Default">
      <style:table-cell-properties fo:background-color="#0e9cee"/>
    </style:style>
    <style:style style:name="ce106" style:family="table-cell" style:parent-style-name="Default">
      <style:table-cell-properties fo:background-color="#49bafb"/>
    </style:style>
    <style:style style:name="ce107" style:family="table-cell" style:parent-style-name="Default">
      <style:table-cell-properties fo:background-color="#9fd7f6"/>
    </style:style>
    <style:style style:name="ce108" style:family="table-cell" style:parent-style-name="Default">
      <style:table-cell-properties fo:background-color="#a33e03"/>
    </style:style>
    <style:style style:name="ce109" style:family="table-cell" style:parent-style-name="Default">
      <style:table-cell-properties fo:background-color="#f25f0a"/>
    </style:style>
    <style:style style:name="ce110" style:family="table-cell" style:parent-style-name="Default">
      <style:table-cell-properties fo:background-color="#fc9b63"/>
    </style:style>
    <style:style style:name="ce111" style:family="table-cell" style:parent-style-name="Default">
      <style:table-cell-properties fo:background-color="#f8c9ac"/>
    </style:style>
    <style:style style:name="ce112" style:family="table-cell" style:parent-style-name="Default">
      <style:table-cell-properties fo:background-color="#8e03a3"/>
    </style:style>
    <style:style style:name="ce113" style:family="table-cell" style:parent-style-name="Default">
      <style:table-cell-properties fo:background-color="#cf42e4"/>
    </style:style>
    <style:style style:name="ce114" style:family="table-cell" style:parent-style-name="Default">
      <style:table-cell-properties fo:background-color="#db76ea"/>
    </style:style>
    <style:style style:name="ce115" style:family="table-cell" style:parent-style-name="Default">
      <style:table-cell-properties fo:background-color="#f2c4fa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1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1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1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18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1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1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1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1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1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19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19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23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3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33" style:family="table-cell" style:parent-style-name="Default">
      <style:table-cell-properties fo:background-color="#000000"/>
      <style:text-properties fo:color="#ffffff"/>
    </style:style>
    <style:style style:name="ce234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235" style:family="table-cell" style:parent-style-name="Default">
      <style:table-cell-properties fo:background-color="#000055"/>
    </style:style>
    <style:style style:name="ce236" style:family="table-cell" style:parent-style-name="Default">
      <style:table-cell-properties fo:background-color="#0000aa"/>
    </style:style>
    <style:style style:name="ce237" style:family="table-cell" style:parent-style-name="Default">
      <style:table-cell-properties fo:background-color="#005500"/>
    </style:style>
    <style:style style:name="ce238" style:family="table-cell" style:parent-style-name="Default">
      <style:table-cell-properties fo:background-color="#005555"/>
    </style:style>
    <style:style style:name="ce239" style:family="table-cell" style:parent-style-name="Default">
      <style:table-cell-properties fo:background-color="#0055aa"/>
    </style:style>
    <style:style style:name="ce240" style:family="table-cell" style:parent-style-name="Default">
      <style:table-cell-properties fo:background-color="#0055ff"/>
    </style:style>
    <style:style style:name="ce241" style:family="table-cell" style:parent-style-name="Default">
      <style:table-cell-properties fo:background-color="#00aa00"/>
    </style:style>
    <style:style style:name="ce242" style:family="table-cell" style:parent-style-name="Default">
      <style:table-cell-properties fo:background-color="#00aa55"/>
    </style:style>
    <style:style style:name="ce243" style:family="table-cell" style:parent-style-name="Default">
      <style:table-cell-properties fo:background-color="#00aaaa"/>
    </style:style>
    <style:style style:name="ce244" style:family="table-cell" style:parent-style-name="Default">
      <style:table-cell-properties fo:background-color="#00aaff"/>
    </style:style>
    <style:style style:name="ce245" style:family="table-cell" style:parent-style-name="Default">
      <style:table-cell-properties fo:background-color="#00ff55"/>
    </style:style>
    <style:style style:name="ce246" style:family="table-cell" style:parent-style-name="Default">
      <style:table-cell-properties fo:background-color="#00ffaa"/>
    </style:style>
    <style:style style:name="ce247" style:family="table-cell" style:parent-style-name="Default">
      <style:table-cell-properties fo:background-color="#550000"/>
    </style:style>
    <style:style style:name="ce248" style:family="table-cell" style:parent-style-name="Default">
      <style:table-cell-properties fo:background-color="#550055"/>
    </style:style>
    <style:style style:name="ce249" style:family="table-cell" style:parent-style-name="Default">
      <style:table-cell-properties fo:background-color="#5500aa"/>
    </style:style>
    <style:style style:name="ce250" style:family="table-cell" style:parent-style-name="Default">
      <style:table-cell-properties fo:background-color="#5500ff"/>
    </style:style>
    <style:style style:name="ce251" style:family="table-cell" style:parent-style-name="Default">
      <style:table-cell-properties fo:background-color="#555500"/>
    </style:style>
    <style:style style:name="ce252" style:family="table-cell" style:parent-style-name="Default">
      <style:table-cell-properties fo:background-color="#555555"/>
    </style:style>
    <style:style style:name="ce253" style:family="table-cell" style:parent-style-name="Default">
      <style:table-cell-properties fo:background-color="#5555aa"/>
    </style:style>
    <style:style style:name="ce254" style:family="table-cell" style:parent-style-name="Default">
      <style:table-cell-properties fo:background-color="#5555ff"/>
    </style:style>
    <style:style style:name="ce255" style:family="table-cell" style:parent-style-name="Default">
      <style:table-cell-properties fo:background-color="#55aa00"/>
    </style:style>
    <style:style style:name="ce256" style:family="table-cell" style:parent-style-name="Default">
      <style:table-cell-properties fo:background-color="#55aa55"/>
    </style:style>
    <style:style style:name="ce257" style:family="table-cell" style:parent-style-name="Default">
      <style:table-cell-properties fo:background-color="#55aaaa"/>
    </style:style>
    <style:style style:name="ce258" style:family="table-cell" style:parent-style-name="Default">
      <style:table-cell-properties fo:background-color="#55aaff"/>
    </style:style>
    <style:style style:name="ce259" style:family="table-cell" style:parent-style-name="Default">
      <style:table-cell-properties fo:background-color="#55ff00"/>
    </style:style>
    <style:style style:name="ce260" style:family="table-cell" style:parent-style-name="Default">
      <style:table-cell-properties fo:background-color="#55ff55"/>
    </style:style>
    <style:style style:name="ce261" style:family="table-cell" style:parent-style-name="Default">
      <style:table-cell-properties fo:background-color="#55ffaa"/>
    </style:style>
    <style:style style:name="ce262" style:family="table-cell" style:parent-style-name="Default">
      <style:table-cell-properties fo:background-color="#55ffff"/>
    </style:style>
    <style:style style:name="ce263" style:family="table-cell" style:parent-style-name="Default">
      <style:table-cell-properties fo:background-color="#aa0000"/>
    </style:style>
    <style:style style:name="ce264" style:family="table-cell" style:parent-style-name="Default">
      <style:table-cell-properties fo:background-color="#aa0055"/>
    </style:style>
    <style:style style:name="ce265" style:family="table-cell" style:parent-style-name="Default">
      <style:table-cell-properties fo:background-color="#aa00aa"/>
    </style:style>
    <style:style style:name="ce266" style:family="table-cell" style:parent-style-name="Default">
      <style:table-cell-properties fo:background-color="#aa00ff"/>
    </style:style>
    <style:style style:name="ce267" style:family="table-cell" style:parent-style-name="Default">
      <style:table-cell-properties fo:background-color="#aa5500"/>
    </style:style>
    <style:style style:name="ce268" style:family="table-cell" style:parent-style-name="Default">
      <style:table-cell-properties fo:background-color="#aa5555"/>
    </style:style>
    <style:style style:name="ce269" style:family="table-cell" style:parent-style-name="Default">
      <style:table-cell-properties fo:background-color="#aa55aa"/>
    </style:style>
    <style:style style:name="ce270" style:family="table-cell" style:parent-style-name="Default">
      <style:table-cell-properties fo:background-color="#aa55ff"/>
    </style:style>
    <style:style style:name="ce271" style:family="table-cell" style:parent-style-name="Default">
      <style:table-cell-properties fo:background-color="#aaaa00"/>
    </style:style>
    <style:style style:name="ce272" style:family="table-cell" style:parent-style-name="Default">
      <style:table-cell-properties fo:background-color="#aaaa55"/>
    </style:style>
    <style:style style:name="ce273" style:family="table-cell" style:parent-style-name="Default">
      <style:table-cell-properties fo:background-color="#aaaaaa"/>
    </style:style>
    <style:style style:name="ce274" style:family="table-cell" style:parent-style-name="Default">
      <style:table-cell-properties fo:background-color="#aaaaff"/>
    </style:style>
    <style:style style:name="ce275" style:family="table-cell" style:parent-style-name="Default">
      <style:table-cell-properties fo:background-color="#aaff00"/>
    </style:style>
    <style:style style:name="ce276" style:family="table-cell" style:parent-style-name="Default">
      <style:table-cell-properties fo:background-color="#aaff55"/>
    </style:style>
    <style:style style:name="ce277" style:family="table-cell" style:parent-style-name="Default">
      <style:table-cell-properties fo:background-color="#aaffaa"/>
    </style:style>
    <style:style style:name="ce278" style:family="table-cell" style:parent-style-name="Default">
      <style:table-cell-properties fo:background-color="#aaffff"/>
    </style:style>
    <style:style style:name="ce279" style:family="table-cell" style:parent-style-name="Default" style:data-style-name="N4">
      <style:table-cell-properties fo:background-color="#ff0000"/>
    </style:style>
    <style:style style:name="ce280" style:family="table-cell" style:parent-style-name="Default">
      <style:table-cell-properties fo:background-color="#ff0055"/>
    </style:style>
    <style:style style:name="ce281" style:family="table-cell" style:parent-style-name="Default">
      <style:table-cell-properties fo:background-color="#ff00aa"/>
    </style:style>
    <style:style style:name="ce282" style:family="table-cell" style:parent-style-name="Default">
      <style:table-cell-properties fo:background-color="#ff5500"/>
    </style:style>
    <style:style style:name="ce283" style:family="table-cell" style:parent-style-name="Default">
      <style:table-cell-properties fo:background-color="#ff5555"/>
    </style:style>
    <style:style style:name="ce284" style:family="table-cell" style:parent-style-name="Default">
      <style:table-cell-properties fo:background-color="#ff55aa"/>
    </style:style>
    <style:style style:name="ce285" style:family="table-cell" style:parent-style-name="Default">
      <style:table-cell-properties fo:background-color="#ff55ff"/>
    </style:style>
    <style:style style:name="ce286" style:family="table-cell" style:parent-style-name="Default">
      <style:table-cell-properties fo:background-color="#ffaa00"/>
    </style:style>
    <style:style style:name="ce287" style:family="table-cell" style:parent-style-name="Default">
      <style:table-cell-properties fo:background-color="#ffaa55"/>
    </style:style>
    <style:style style:name="ce288" style:family="table-cell" style:parent-style-name="Default">
      <style:table-cell-properties fo:background-color="#ffaaaa"/>
    </style:style>
    <style:style style:name="ce289" style:family="table-cell" style:parent-style-name="Default">
      <style:table-cell-properties fo:background-color="#ffaaff"/>
    </style:style>
    <style:style style:name="ce290" style:family="table-cell" style:parent-style-name="Default">
      <style:table-cell-properties fo:background-color="#ffff55"/>
    </style:style>
    <style:style style:name="ce291" style:family="table-cell" style:parent-style-name="Default">
      <style:table-cell-properties fo:background-color="#ffffaa"/>
    </style:style>
    <style:style style:name="ce292" style:family="table-cell" style:parent-style-name="Default">
      <style:table-cell-properties fo:background-color="#ffffff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29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97" style:family="table-cell" style:parent-style-name="Default">
      <style:text-properties style:font-name="Courier New1"/>
    </style:style>
    <style:style style:name="ce29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1"/>
    </style:style>
    <style:style style:name="ce30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01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1"/>
    </style:style>
    <style:style style:name="ce302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1"/>
    </style:style>
    <style:style style:name="ce303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04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1"/>
    </style:style>
    <style:style style:name="ce305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1"/>
    </style:style>
    <style:style style:name="ce306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1"/>
    </style:style>
    <style:style style:name="ce307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1"/>
    </style:style>
    <style:style style:name="ce308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1"/>
    </style:style>
    <style:style style:name="ce309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1"/>
    </style:style>
    <style:style style:name="ce310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1"/>
    </style:style>
    <style:style style:name="ce311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1"/>
    </style:style>
    <style:style style:name="ce312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1"/>
    </style:style>
    <style:style style:name="ce313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1"/>
    </style:style>
    <style:style style:name="ce314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1"/>
    </style:style>
    <style:style style:name="ce315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1"/>
    </style:style>
    <style:style style:name="ce316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1"/>
    </style:style>
    <style:style style:name="ce317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1"/>
    </style:style>
    <style:style style:name="ce318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1"/>
    </style:style>
    <style:style style:name="ce319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1"/>
    </style:style>
    <style:style style:name="ce320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1"/>
    </style:style>
    <style:style style:name="ce321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1"/>
    </style:style>
    <style:style style:name="ce322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1"/>
    </style:style>
    <style:style style:name="ce323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1"/>
    </style:style>
    <style:style style:name="ce32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25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1"/>
    </style:style>
    <style:style style:name="ce326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1"/>
    </style:style>
    <style:style style:name="ce327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1"/>
    </style:style>
    <style:style style:name="ce328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1"/>
    </style:style>
    <style:style style:name="ce329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1"/>
    </style:style>
    <style:style style:name="ce33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31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1"/>
    </style:style>
    <style:style style:name="ce332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1"/>
    </style:style>
    <style:style style:name="ce3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34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1"/>
    </style:style>
    <style:style style:name="ce335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1"/>
    </style:style>
    <style:style style:name="ce336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1"/>
    </style:style>
    <style:style style:name="ce337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1"/>
    </style:style>
    <style:style style:name="ce338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1"/>
    </style:style>
    <style:style style:name="ce339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40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1"/>
    </style:style>
    <style:style style:name="ce341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1"/>
    </style:style>
    <style:style style:name="ce342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1"/>
    </style:style>
    <style:style style:name="ce343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1"/>
    </style:style>
    <style:style style:name="ce344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1"/>
    </style:style>
    <style:style style:name="ce345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1"/>
    </style:style>
    <style:style style:name="ce346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1"/>
    </style:style>
    <style:style style:name="ce347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1"/>
    </style:style>
    <style:style style:name="ce348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1"/>
    </style:style>
    <style:style style:name="ce349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1"/>
    </style:style>
    <style:style style:name="ce350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1"/>
    </style:style>
    <style:style style:name="ce351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1"/>
    </style:style>
    <style:style style:name="ce352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1"/>
    </style:style>
    <style:style style:name="ce353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1"/>
    </style:style>
    <style:style style:name="ce354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1"/>
    </style:style>
    <style:style style:name="ce355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1"/>
    </style:style>
    <style:style style:name="ce356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1"/>
    </style:style>
    <style:style style:name="ce357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1"/>
    </style:style>
    <style:style style:name="ce358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1"/>
    </style:style>
    <style:style style:name="ce359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1"/>
    </style:style>
    <style:style style:name="ce36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61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1"/>
    </style:style>
    <style:style style:name="ce362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1"/>
    </style:style>
    <style:style style:name="ce363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64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OpenOffice Calc col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6"/>
        <table:table-column table:style-name="co1" table:default-cell-style-name="ce231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30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233" table:number-columns-repeated="1018"/>
        </table:table-row>
        <table:table-row table:style-name="ro2">
          <table:table-cell table:style-name="ce2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7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8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19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20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21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22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3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24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25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6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27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28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29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30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31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132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33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34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35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36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137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38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5"/>
          <table:table-cell table:style-name="ce139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140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141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42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ce143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144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45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146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33"/>
          <table:table-cell table:style-name="ce147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4"/>
          <table:table-cell table:style-name="ce148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149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6"/>
          <table:table-cell table:style-name="ce150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37"/>
          <table:table-cell table:style-name="ce151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152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153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0"/>
          <table:table-cell table:style-name="ce154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55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42"/>
          <table:table-cell table:style-name="ce156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157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4"/>
          <table:table-cell table:style-name="ce158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5"/>
          <table:table-cell table:style-name="ce159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6"/>
          <table:table-cell table:style-name="ce160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7"/>
          <table:table-cell table:style-name="ce161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8"/>
          <table:table-cell table:style-name="ce162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163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0"/>
          <table:table-cell table:style-name="ce164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51"/>
          <table:table-cell table:style-name="ce165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166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53"/>
          <table:table-cell table:style-name="ce167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54"/>
          <table:table-cell table:style-name="ce168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169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170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57"/>
          <table:table-cell table:style-name="ce171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8"/>
          <table:table-cell table:style-name="ce172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173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60"/>
          <table:table-cell table:style-name="ce174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175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2"/>
          <table:table-cell table:style-name="ce176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3"/>
          <table:table-cell table:style-name="ce177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64"/>
          <table:table-cell table:style-name="ce178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65"/>
          <table:table-cell table:style-name="ce179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6"/>
          <table:table-cell table:style-name="ce180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181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8"/>
          <table:table-cell table:style-name="ce182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69"/>
          <table:table-cell table:style-name="ce183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184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1"/>
          <table:table-cell table:style-name="ce185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ce186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3"/>
          <table:table-cell table:style-name="ce187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4"/>
          <table:table-cell table:style-name="ce188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5"/>
          <table:table-cell table:style-name="ce189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6"/>
          <table:table-cell table:style-name="ce190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7"/>
          <table:table-cell table:style-name="ce191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8"/>
          <table:table-cell table:style-name="ce192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193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0"/>
          <table:table-cell table:style-name="ce194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81"/>
          <table:table-cell table:style-name="ce195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196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3"/>
          <table:table-cell table:style-name="ce197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4"/>
          <table:table-cell table:style-name="ce198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5"/>
          <table:table-cell table:style-name="ce199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6"/>
          <table:table-cell table:style-name="ce200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7"/>
          <table:table-cell table:style-name="ce201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202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203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0"/>
          <table:table-cell table:style-name="ce204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91"/>
          <table:table-cell table:style-name="ce205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92"/>
          <table:table-cell table:style-name="ce206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93"/>
          <table:table-cell table:style-name="ce207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94"/>
          <table:table-cell table:style-name="ce208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5"/>
          <table:table-cell table:style-name="ce209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6"/>
          <table:table-cell table:style-name="ce210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97"/>
          <table:table-cell table:style-name="ce211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8"/>
          <table:table-cell table:style-name="ce212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99"/>
          <table:table-cell table:style-name="ce213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100"/>
          <table:table-cell table:style-name="ce214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1"/>
          <table:table-cell table:style-name="ce215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102"/>
          <table:table-cell table:style-name="ce216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103"/>
          <table:table-cell table:style-name="ce217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218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05"/>
          <table:table-cell table:style-name="ce219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106"/>
          <table:table-cell table:style-name="ce220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107"/>
          <table:table-cell table:style-name="ce221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108"/>
          <table:table-cell table:style-name="ce222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9"/>
          <table:table-cell table:style-name="ce223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110"/>
          <table:table-cell table:style-name="ce224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111"/>
          <table:table-cell table:style-name="ce225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112"/>
          <table:table-cell table:style-name="ce226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13"/>
          <table:table-cell table:style-name="ce227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114"/>
          <table:table-cell table:style-name="ce228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115"/>
          <table:table-cell table:style-name="ce229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 IPTV colors" table:style-name="ta1" table:print="false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column table:style-name="co4" table:default-cell-style-name="ce294"/>
        <table:table-column table:style-name="co1" table:default-cell-style-name="ce297"/>
        <table:table-column table:style-name="co1" table:number-columns-repeated="4" table:default-cell-style-name="Default"/>
        <table:table-row table:style-name="ro1">
          <table:table-cell table:style-name="ce234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9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298" office:value-type="string">
            <text:p>α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2"/>
          <table:table-cell table:style-name="ce293" office:value-type="string">
            <text:p>Black</text:p>
          </table:table-cell>
          <table:table-cell table:style-name="ce296" table:formula="of:=CONCATENATE(&quot;#&quot;;DEC2HEX([.E2];2);DEC2HEX([.F2];2);DEC2HEX([.G2];2))" office:value-type="string" office:string-value="#000000">
            <text:p>#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35"/>
          <table:table-cell office:value-type="string">
            <text:p>1/3 Brightness Blue</text:p>
          </table:table-cell>
          <table:table-cell table:style-name="ce296" table:formula="of:=CONCATENATE(&quot;#&quot;;DEC2HEX([.E3];2);DEC2HEX([.F3];2);DEC2HEX([.G3];2))" office:value-type="string" office:string-value="#000055">
            <text:p>#00005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36"/>
          <table:table-cell office:value-type="string">
            <text:p>2/3 Brightness Blue</text:p>
          </table:table-cell>
          <table:table-cell table:style-name="ce296" table:formula="of:=CONCATENATE(&quot;#&quot;;DEC2HEX([.E4];2);DEC2HEX([.F4];2);DEC2HEX([.G4];2))" office:value-type="string" office:string-value="#0000AA">
            <text:p>#0000AA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1"/>
          <table:table-cell table:style-name="ce125" office:value-type="string">
            <text:p>Blue</text:p>
          </table:table-cell>
          <table:table-cell table:style-name="ce296" table:formula="of:=CONCATENATE(&quot;#&quot;;DEC2HEX([.E5];2);DEC2HEX([.F5];2);DEC2HEX([.G5];2))" office:value-type="string" office:string-value="#0000FF">
            <text:p>#0000F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37"/>
          <table:table-cell office:value-type="string">
            <text:p>1/3 Brightness Green</text:p>
          </table:table-cell>
          <table:table-cell table:style-name="ce296" table:formula="of:=CONCATENATE(&quot;#&quot;;DEC2HEX([.E6];2);DEC2HEX([.F6];2);DEC2HEX([.G6];2))" office:value-type="string" office:string-value="#005500">
            <text:p>#0055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38"/>
          <table:table-cell office:value-type="string">
            <text:p>1/3 Brightness Cyan</text:p>
          </table:table-cell>
          <table:table-cell table:style-name="ce296" table:formula="of:=CONCATENATE(&quot;#&quot;;DEC2HEX([.E7];2);DEC2HEX([.F7];2);DEC2HEX([.G7];2))" office:value-type="string" office:string-value="#005555">
            <text:p>#005555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39"/>
          <table:table-cell/>
          <table:table-cell table:style-name="ce296" table:formula="of:=CONCATENATE(&quot;#&quot;;DEC2HEX([.E8];2);DEC2HEX([.F8];2);DEC2HEX([.G8];2))" office:value-type="string" office:string-value="#0055AA">
            <text:p>#0055AA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40"/>
          <table:table-cell/>
          <table:table-cell table:style-name="ce296" table:formula="of:=CONCATENATE(&quot;#&quot;;DEC2HEX([.E9];2);DEC2HEX([.F9];2);DEC2HEX([.G9];2))" office:value-type="string" office:string-value="#0055FF">
            <text:p>#0055FF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41"/>
          <table:table-cell office:value-type="string">
            <text:p>2/3 Brightness Green</text:p>
          </table:table-cell>
          <table:table-cell table:style-name="ce296" table:formula="of:=CONCATENATE(&quot;#&quot;;DEC2HEX([.E10];2);DEC2HEX([.F10];2);DEC2HEX([.G10];2))" office:value-type="string" office:string-value="#00AA00">
            <text:p>#00AA0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42"/>
          <table:table-cell/>
          <table:table-cell table:style-name="ce296" table:formula="of:=CONCATENATE(&quot;#&quot;;DEC2HEX([.E11];2);DEC2HEX([.F11];2);DEC2HEX([.G11];2))" office:value-type="string" office:string-value="#00AA55">
            <text:p>#00AA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43"/>
          <table:table-cell office:value-type="string">
            <text:p>2/3 Brightness Cyan</text:p>
          </table:table-cell>
          <table:table-cell table:style-name="ce296" table:formula="of:=CONCATENATE(&quot;#&quot;;DEC2HEX([.E12];2);DEC2HEX([.F12];2);DEC2HEX([.G12];2))" office:value-type="string" office:string-value="#00AAAA">
            <text:p>#00AAAA</text:p>
          </table:table-cell>
          <table:table-cell office:value-type="float" office:value="0">
            <text:p>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44"/>
          <table:table-cell/>
          <table:table-cell table:style-name="ce296" table:formula="of:=CONCATENATE(&quot;#&quot;;DEC2HEX([.E13];2);DEC2HEX([.F13];2);DEC2HEX([.G13];2))" office:value-type="string" office:string-value="#00AAFF">
            <text:p>#00AAFF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2"/>
          <table:table-cell table:style-name="ce126" office:value-type="string">
            <text:p>Green</text:p>
          </table:table-cell>
          <table:table-cell table:style-name="ce296" table:formula="of:=CONCATENATE(&quot;#&quot;;DEC2HEX([.E14];2);DEC2HEX([.F14];2);DEC2HEX([.G14];2))" office:value-type="string" office:string-value="#00FF00">
            <text:p>#00FF0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245"/>
          <table:table-cell/>
          <table:table-cell table:style-name="ce296" table:formula="of:=CONCATENATE(&quot;#&quot;;DEC2HEX([.E15];2);DEC2HEX([.F15];2);DEC2HEX([.G15];2))" office:value-type="string" office:string-value="#00FF55">
            <text:p>#00FF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246"/>
          <table:table-cell/>
          <table:table-cell table:style-name="ce296" table:formula="of:=CONCATENATE(&quot;#&quot;;DEC2HEX([.E16];2);DEC2HEX([.F16];2);DEC2HEX([.G16];2))" office:value-type="string" office:string-value="#00FFAA">
            <text:p>#00FFAA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/>
          <table:table-cell table:style-name="ce127" office:value-type="string">
            <text:p>Cyan</text:p>
          </table:table-cell>
          <table:table-cell table:style-name="ce296" table:formula="of:=CONCATENATE(&quot;#&quot;;DEC2HEX([.E17];2);DEC2HEX([.F17];2);DEC2HEX([.G17];2))" office:value-type="string" office:string-value="#00FFFF">
            <text:p>#00FFFF</text:p>
          </table:table-cell>
          <table:table-cell office:value-type="float" office:value="0">
            <text:p>0</text:p>
          </table:table-cell>
          <table:table-cell table:number-columns-repeated="3" office:value-type="float" office:value="255">
            <text:p>2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47"/>
          <table:table-cell office:value-type="string">
            <text:p>1/3 Brightness Red</text:p>
          </table:table-cell>
          <table:table-cell table:style-name="ce296" table:formula="of:=CONCATENATE(&quot;#&quot;;DEC2HEX([.E18];2);DEC2HEX([.F18];2);DEC2HEX([.G18];2))" office:value-type="string" office:string-value="#550000">
            <text:p>#5500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248"/>
          <table:table-cell office:value-type="string">
            <text:p>1/3 Brightness Magenta</text:p>
          </table:table-cell>
          <table:table-cell table:style-name="ce296" table:formula="of:=CONCATENATE(&quot;#&quot;;DEC2HEX([.E19];2);DEC2HEX([.F19];2);DEC2HEX([.G19];2))" office:value-type="string" office:string-value="#550055">
            <text:p>#5500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249"/>
          <table:table-cell/>
          <table:table-cell table:style-name="ce296" table:formula="of:=CONCATENATE(&quot;#&quot;;DEC2HEX([.E20];2);DEC2HEX([.F20];2);DEC2HEX([.G20];2))" office:value-type="string" office:string-value="#5500AA">
            <text:p>#5500AA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50"/>
          <table:table-cell/>
          <table:table-cell table:style-name="ce296" table:formula="of:=CONCATENATE(&quot;#&quot;;DEC2HEX([.E21];2);DEC2HEX([.F21];2);DEC2HEX([.G21];2))" office:value-type="string" office:string-value="#5500FF">
            <text:p>#5500FF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251"/>
          <table:table-cell office:value-type="string">
            <text:p>1/3 Brightness Yellow</text:p>
          </table:table-cell>
          <table:table-cell table:style-name="ce296" table:formula="of:=CONCATENATE(&quot;#&quot;;DEC2HEX([.E22];2);DEC2HEX([.F22];2);DEC2HEX([.G22];2))" office:value-type="string" office:string-value="#555500">
            <text:p>#5555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252"/>
          <table:table-cell office:value-type="string">
            <text:p>Gray 2 (1/3 Brightness White)</text:p>
          </table:table-cell>
          <table:table-cell table:style-name="ce296" table:formula="of:=CONCATENATE(&quot;#&quot;;DEC2HEX([.E23];2);DEC2HEX([.F23];2);DEC2HEX([.G23];2))" office:value-type="string" office:string-value="#555555">
            <text:p>#555555</text:p>
          </table:table-cell>
          <table:table-cell table:number-columns-repeated="3"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53"/>
          <table:table-cell/>
          <table:table-cell table:style-name="ce296" table:formula="of:=CONCATENATE(&quot;#&quot;;DEC2HEX([.E24];2);DEC2HEX([.F24];2);DEC2HEX([.G24];2))" office:value-type="string" office:string-value="#5555AA">
            <text:p>#5555AA</text:p>
          </table:table-cell>
          <table:table-cell table:number-columns-repeated="2"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54"/>
          <table:table-cell/>
          <table:table-cell table:style-name="ce296" table:formula="of:=CONCATENATE(&quot;#&quot;;DEC2HEX([.E25];2);DEC2HEX([.F25];2);DEC2HEX([.G25];2))" office:value-type="string" office:string-value="#5555FF">
            <text:p>#5555FF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55"/>
          <table:table-cell/>
          <table:table-cell table:style-name="ce296" table:formula="of:=CONCATENATE(&quot;#&quot;;DEC2HEX([.E26];2);DEC2HEX([.F26];2);DEC2HEX([.G26];2))" office:value-type="string" office:string-value="#55AA00">
            <text:p>#55AA0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256"/>
          <table:table-cell/>
          <table:table-cell table:style-name="ce296" table:formula="of:=CONCATENATE(&quot;#&quot;;DEC2HEX([.E27];2);DEC2HEX([.F27];2);DEC2HEX([.G27];2))" office:value-type="string" office:string-value="#55AA55">
            <text:p>#55AA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57"/>
          <table:table-cell/>
          <table:table-cell table:style-name="ce296" table:formula="of:=CONCATENATE(&quot;#&quot;;DEC2HEX([.E28];2);DEC2HEX([.F28];2);DEC2HEX([.G28];2))" office:value-type="string" office:string-value="#55AAAA">
            <text:p>#55AAAA</text:p>
          </table:table-cell>
          <table:table-cell office:value-type="float" office:value="85">
            <text:p>8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58"/>
          <table:table-cell/>
          <table:table-cell table:style-name="ce296" table:formula="of:=CONCATENATE(&quot;#&quot;;DEC2HEX([.E29];2);DEC2HEX([.F29];2);DEC2HEX([.G29];2))" office:value-type="string" office:string-value="#55AAFF">
            <text:p>#55AAFF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259"/>
          <table:table-cell/>
          <table:table-cell table:style-name="ce296" table:formula="of:=CONCATENATE(&quot;#&quot;;DEC2HEX([.E30];2);DEC2HEX([.F30];2);DEC2HEX([.G30];2))" office:value-type="string" office:string-value="#55FF00">
            <text:p>#55FF0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260"/>
          <table:table-cell/>
          <table:table-cell table:style-name="ce296" table:formula="of:=CONCATENATE(&quot;#&quot;;DEC2HEX([.E31];2);DEC2HEX([.F31];2);DEC2HEX([.G31];2))" office:value-type="string" office:string-value="#55FF55">
            <text:p>#55FF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261"/>
          <table:table-cell/>
          <table:table-cell table:style-name="ce296" table:formula="of:=CONCATENATE(&quot;#&quot;;DEC2HEX([.E32];2);DEC2HEX([.F32];2);DEC2HEX([.G32];2))" office:value-type="string" office:string-value="#55FFAA">
            <text:p>#55FFAA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62"/>
          <table:table-cell/>
          <table:table-cell table:style-name="ce296" table:formula="of:=CONCATENATE(&quot;#&quot;;DEC2HEX([.E33];2);DEC2HEX([.F33];2);DEC2HEX([.G33];2))" office:value-type="string" office:string-value="#55FFFF">
            <text:p>#55FFFF</text:p>
          </table:table-cell>
          <table:table-cell office:value-type="float" office:value="85">
            <text:p>85</text:p>
          </table:table-cell>
          <table:table-cell table:number-columns-repeated="3" office:value-type="float" office:value="255">
            <text:p>25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63"/>
          <table:table-cell office:value-type="string">
            <text:p>2/3 Brightness Red</text:p>
          </table:table-cell>
          <table:table-cell table:style-name="ce296" table:formula="of:=CONCATENATE(&quot;#&quot;;DEC2HEX([.E34];2);DEC2HEX([.F34];2);DEC2HEX([.G34];2))" office:value-type="string" office:string-value="#AA0000">
            <text:p>#AA000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64"/>
          <table:table-cell/>
          <table:table-cell table:style-name="ce296" table:formula="of:=CONCATENATE(&quot;#&quot;;DEC2HEX([.E35];2);DEC2HEX([.F35];2);DEC2HEX([.G35];2))" office:value-type="string" office:string-value="#AA0055">
            <text:p>#AA00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65"/>
          <table:table-cell office:value-type="string">
            <text:p>2/3 Brightness Magenta</text:p>
          </table:table-cell>
          <table:table-cell table:style-name="ce296" table:formula="of:=CONCATENATE(&quot;#&quot;;DEC2HEX([.E36];2);DEC2HEX([.F36];2);DEC2HEX([.G36];2))" office:value-type="string" office:string-value="#AA00AA">
            <text:p>#AA00AA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66"/>
          <table:table-cell/>
          <table:table-cell table:style-name="ce296" table:formula="of:=CONCATENATE(&quot;#&quot;;DEC2HEX([.E37];2);DEC2HEX([.F37];2);DEC2HEX([.G37];2))" office:value-type="string" office:string-value="#AA00FF">
            <text:p>#AA00FF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67"/>
          <table:table-cell/>
          <table:table-cell table:style-name="ce296" table:formula="of:=CONCATENATE(&quot;#&quot;;DEC2HEX([.E38];2);DEC2HEX([.F38];2);DEC2HEX([.G38];2))" office:value-type="string" office:string-value="#AA5500">
            <text:p>#AA550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68"/>
          <table:table-cell/>
          <table:table-cell table:style-name="ce296" table:formula="of:=CONCATENATE(&quot;#&quot;;DEC2HEX([.E39];2);DEC2HEX([.F39];2);DEC2HEX([.G39];2))" office:value-type="string" office:string-value="#AA5555">
            <text:p>#AA55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69"/>
          <table:table-cell/>
          <table:table-cell table:style-name="ce296" table:formula="of:=CONCATENATE(&quot;#&quot;;DEC2HEX([.E40];2);DEC2HEX([.F40];2);DEC2HEX([.G40];2))" office:value-type="string" office:string-value="#AA55AA">
            <text:p>#AA55AA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270"/>
          <table:table-cell/>
          <table:table-cell table:style-name="ce296" table:formula="of:=CONCATENATE(&quot;#&quot;;DEC2HEX([.E41];2);DEC2HEX([.F41];2);DEC2HEX([.G41];2))" office:value-type="string" office:string-value="#AA55FF">
            <text:p>#AA55FF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71"/>
          <table:table-cell office:value-type="string">
            <text:p>2/3 Brightness Yellow</text:p>
          </table:table-cell>
          <table:table-cell table:style-name="ce296" table:formula="of:=CONCATENATE(&quot;#&quot;;DEC2HEX([.E42];2);DEC2HEX([.F42];2);DEC2HEX([.G42];2))" office:value-type="string" office:string-value="#AAAA00">
            <text:p>#AAAA0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272"/>
          <table:table-cell/>
          <table:table-cell table:style-name="ce296" table:formula="of:=CONCATENATE(&quot;#&quot;;DEC2HEX([.E43];2);DEC2HEX([.F43];2);DEC2HEX([.G43];2))" office:value-type="string" office:string-value="#AAAA55">
            <text:p>#AAAA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73"/>
          <table:table-cell office:value-type="string">
            <text:p>Gray 1 (2/3 Brightness White)</text:p>
          </table:table-cell>
          <table:table-cell table:style-name="ce296" table:formula="of:=CONCATENATE(&quot;#&quot;;DEC2HEX([.E44];2);DEC2HEX([.F44];2);DEC2HEX([.G44];2))" office:value-type="string" office:string-value="#AAAAAA">
            <text:p>#AAAAAA</text:p>
          </table:table-cell>
          <table:table-cell table:number-columns-repeated="3"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274"/>
          <table:table-cell/>
          <table:table-cell table:style-name="ce296" table:formula="of:=CONCATENATE(&quot;#&quot;;DEC2HEX([.E45];2);DEC2HEX([.F45];2);DEC2HEX([.G45];2))" office:value-type="string" office:string-value="#AAAAFF">
            <text:p>#AAAAFF</text:p>
          </table:table-cell>
          <table:table-cell table:number-columns-repeated="2"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275"/>
          <table:table-cell/>
          <table:table-cell table:style-name="ce296" table:formula="of:=CONCATENATE(&quot;#&quot;;DEC2HEX([.E46];2);DEC2HEX([.F46];2);DEC2HEX([.G46];2))" office:value-type="string" office:string-value="#AAFF00">
            <text:p>#AAFF0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276"/>
          <table:table-cell/>
          <table:table-cell table:style-name="ce296" table:formula="of:=CONCATENATE(&quot;#&quot;;DEC2HEX([.E47];2);DEC2HEX([.F47];2);DEC2HEX([.G47];2))" office:value-type="string" office:string-value="#AAFF55">
            <text:p>#AAFF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277"/>
          <table:table-cell/>
          <table:table-cell table:style-name="ce296" table:formula="of:=CONCATENATE(&quot;#&quot;;DEC2HEX([.E48];2);DEC2HEX([.F48];2);DEC2HEX([.G48];2))" office:value-type="string" office:string-value="#AAFFAA">
            <text:p>#AAFFAA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278"/>
          <table:table-cell/>
          <table:table-cell table:style-name="ce296" table:formula="of:=CONCATENATE(&quot;#&quot;;DEC2HEX([.E49];2);DEC2HEX([.F49];2);DEC2HEX([.G49];2))" office:value-type="string" office:string-value="#AAFFFF">
            <text:p>#AAFFFF</text:p>
          </table:table-cell>
          <table:table-cell office:value-type="float" office:value="170">
            <text:p>170</text:p>
          </table:table-cell>
          <table:table-cell table:number-columns-repeated="3" office:value-type="float" office:value="255">
            <text:p>25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79"/>
          <table:table-cell table:style-name="ce128" office:value-type="string">
            <text:p>Red</text:p>
          </table:table-cell>
          <table:table-cell table:style-name="ce296" table:formula="of:=CONCATENATE(&quot;#&quot;;DEC2HEX([.E50];2);DEC2HEX([.F50];2);DEC2HEX([.G50];2))" office:value-type="string" office:string-value="#FF0000">
            <text:p>#FF00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280"/>
          <table:table-cell/>
          <table:table-cell table:style-name="ce296" table:formula="of:=CONCATENATE(&quot;#&quot;;DEC2HEX([.E51];2);DEC2HEX([.F51];2);DEC2HEX([.G51];2))" office:value-type="string" office:string-value="#FF0055">
            <text:p>#FF00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281"/>
          <table:table-cell/>
          <table:table-cell table:style-name="ce296" table:formula="of:=CONCATENATE(&quot;#&quot;;DEC2HEX([.E52];2);DEC2HEX([.F52];2);DEC2HEX([.G52];2))" office:value-type="string" office:string-value="#FF00AA">
            <text:p>#FF00AA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5"/>
          <table:table-cell table:style-name="ce129" office:value-type="string">
            <text:p>Magenta</text:p>
          </table:table-cell>
          <table:table-cell table:style-name="ce296" table:formula="of:=CONCATENATE(&quot;#&quot;;DEC2HEX([.E53];2);DEC2HEX([.F53];2);DEC2HEX([.G53];2))" office:value-type="string" office:string-value="#FF00FF">
            <text:p>#FF00FF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282"/>
          <table:table-cell/>
          <table:table-cell table:style-name="ce296" table:formula="of:=CONCATENATE(&quot;#&quot;;DEC2HEX([.E54];2);DEC2HEX([.F54];2);DEC2HEX([.G54];2))" office:value-type="string" office:string-value="#FF5500">
            <text:p>#FF550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283"/>
          <table:table-cell/>
          <table:table-cell table:style-name="ce296" table:formula="of:=CONCATENATE(&quot;#&quot;;DEC2HEX([.E55];2);DEC2HEX([.F55];2);DEC2HEX([.G55];2))" office:value-type="string" office:string-value="#FF5555">
            <text:p>#FF555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284"/>
          <table:table-cell/>
          <table:table-cell table:style-name="ce296" table:formula="of:=CONCATENATE(&quot;#&quot;;DEC2HEX([.E56];2);DEC2HEX([.F56];2);DEC2HEX([.G56];2))" office:value-type="string" office:string-value="#FF55AA">
            <text:p>#FF55AA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285"/>
          <table:table-cell/>
          <table:table-cell table:style-name="ce296" table:formula="of:=CONCATENATE(&quot;#&quot;;DEC2HEX([.E57];2);DEC2HEX([.F57];2);DEC2HEX([.G57];2))" office:value-type="string" office:string-value="#FF55FF">
            <text:p>#FF55FF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286"/>
          <table:table-cell/>
          <table:table-cell table:style-name="ce296" table:formula="of:=CONCATENATE(&quot;#&quot;;DEC2HEX([.E58];2);DEC2HEX([.F58];2);DEC2HEX([.G58];2))" office:value-type="string" office:string-value="#FFAA00">
            <text:p>#FFAA0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287"/>
          <table:table-cell/>
          <table:table-cell table:style-name="ce296" table:formula="of:=CONCATENATE(&quot;#&quot;;DEC2HEX([.E59];2);DEC2HEX([.F59];2);DEC2HEX([.G59];2))" office:value-type="string" office:string-value="#FFAA55">
            <text:p>#FFAA5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288"/>
          <table:table-cell/>
          <table:table-cell table:style-name="ce296" table:formula="of:=CONCATENATE(&quot;#&quot;;DEC2HEX([.E60];2);DEC2HEX([.F60];2);DEC2HEX([.G60];2))" office:value-type="string" office:string-value="#FFAAAA">
            <text:p>#FFAAAA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289"/>
          <table:table-cell/>
          <table:table-cell table:style-name="ce296" table:formula="of:=CONCATENATE(&quot;#&quot;;DEC2HEX([.E61];2);DEC2HEX([.F61];2);DEC2HEX([.G61];2))" office:value-type="string" office:string-value="#FFAAFF">
            <text:p>#FFAAFF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6"/>
          <table:table-cell table:style-name="ce130" office:value-type="string">
            <text:p>Yellow</text:p>
          </table:table-cell>
          <table:table-cell table:style-name="ce296" table:formula="of:=CONCATENATE(&quot;#&quot;;DEC2HEX([.E62];2);DEC2HEX([.F62];2);DEC2HEX([.G62];2))" office:value-type="string" office:string-value="#FFFF00">
            <text:p>#FFFF0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290"/>
          <table:table-cell/>
          <table:table-cell table:style-name="ce296" table:formula="of:=CONCATENATE(&quot;#&quot;;DEC2HEX([.E63];2);DEC2HEX([.F63];2);DEC2HEX([.G63];2))" office:value-type="string" office:string-value="#FFFF55">
            <text:p>#FFFF5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291"/>
          <table:table-cell/>
          <table:table-cell table:style-name="ce296" table:formula="of:=CONCATENATE(&quot;#&quot;;DEC2HEX([.E64];2);DEC2HEX([.F64];2);DEC2HEX([.G64];2))" office:value-type="string" office:string-value="#FFFFAA">
            <text:p>#FFFFAA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92"/>
          <table:table-cell table:style-name="ce1" office:value-type="string">
            <text:p>White</text:p>
          </table:table-cell>
          <table:table-cell table:style-name="ce296" table:formula="of:=CONCATENATE(&quot;#&quot;;DEC2HEX([.E65];2);DEC2HEX([.F65];2);DEC2HEX([.G65];2))" office:value-type="string" office:string-value="#FFFFFF">
            <text:p>#FFFFFF</text:p>
          </table:table-cell>
          <table:table-cell table:number-columns-repeated="4" office:value-type="float" office:value="255">
            <text:p>255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296" table:formula="of:=CONCATENATE(&quot;#&quot;;DEC2HEX([.E66];2);DEC2HEX([.F66];2);DEC2HEX([.G66];2))" office:value-type="string" office:string-value="#000000">
            <text:p>#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296" table:formula="of:=CONCATENATE(&quot;#&quot;;DEC2HEX([.E67];2);DEC2HEX([.F67];2);DEC2HEX([.G67];2))" office:value-type="string" office:string-value="#000055">
            <text:p>#00005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296" table:formula="of:=CONCATENATE(&quot;#&quot;;DEC2HEX([.E68];2);DEC2HEX([.F68];2);DEC2HEX([.G68];2))" office:value-type="string" office:string-value="#0000AA">
            <text:p>#0000AA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296" table:formula="of:=CONCATENATE(&quot;#&quot;;DEC2HEX([.E69];2);DEC2HEX([.F69];2);DEC2HEX([.G69];2))" office:value-type="string" office:string-value="#0000FF">
            <text:p>#0000FF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296" table:formula="of:=CONCATENATE(&quot;#&quot;;DEC2HEX([.E70];2);DEC2HEX([.F70];2);DEC2HEX([.G70];2))" office:value-type="string" office:string-value="#005500">
            <text:p>#0055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296" table:formula="of:=CONCATENATE(&quot;#&quot;;DEC2HEX([.E71];2);DEC2HEX([.F71];2);DEC2HEX([.G71];2))" office:value-type="string" office:string-value="#005555">
            <text:p>#005555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296" table:formula="of:=CONCATENATE(&quot;#&quot;;DEC2HEX([.E72];2);DEC2HEX([.F72];2);DEC2HEX([.G72];2))" office:value-type="string" office:string-value="#0055AA">
            <text:p>#0055AA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296" table:formula="of:=CONCATENATE(&quot;#&quot;;DEC2HEX([.E73];2);DEC2HEX([.F73];2);DEC2HEX([.G73];2))" office:value-type="string" office:string-value="#0055FF">
            <text:p>#0055FF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296" table:formula="of:=CONCATENATE(&quot;#&quot;;DEC2HEX([.E74];2);DEC2HEX([.F74];2);DEC2HEX([.G74];2))" office:value-type="string" office:string-value="#00AA00">
            <text:p>#00AA0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296" table:formula="of:=CONCATENATE(&quot;#&quot;;DEC2HEX([.E75];2);DEC2HEX([.F75];2);DEC2HEX([.G75];2))" office:value-type="string" office:string-value="#00AA55">
            <text:p>#00AA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296" table:formula="of:=CONCATENATE(&quot;#&quot;;DEC2HEX([.E76];2);DEC2HEX([.F76];2);DEC2HEX([.G76];2))" office:value-type="string" office:string-value="#00AAAA">
            <text:p>#00AAAA</text:p>
          </table:table-cell>
          <table:table-cell office:value-type="float" office:value="0">
            <text:p>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296" table:formula="of:=CONCATENATE(&quot;#&quot;;DEC2HEX([.E77];2);DEC2HEX([.F77];2);DEC2HEX([.G77];2))" office:value-type="string" office:string-value="#00AAFF">
            <text:p>#00AAFF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296" table:formula="of:=CONCATENATE(&quot;#&quot;;DEC2HEX([.E78];2);DEC2HEX([.F78];2);DEC2HEX([.G78];2))" office:value-type="string" office:string-value="#00FF00">
            <text:p>#00FF0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296" table:formula="of:=CONCATENATE(&quot;#&quot;;DEC2HEX([.E79];2);DEC2HEX([.F79];2);DEC2HEX([.G79];2))" office:value-type="string" office:string-value="#00FF55">
            <text:p>#00FF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296" table:formula="of:=CONCATENATE(&quot;#&quot;;DEC2HEX([.E80];2);DEC2HEX([.F80];2);DEC2HEX([.G80];2))" office:value-type="string" office:string-value="#00FFAA">
            <text:p>#00FFAA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296" table:formula="of:=CONCATENATE(&quot;#&quot;;DEC2HEX([.E81];2);DEC2HEX([.F81];2);DEC2HEX([.G81];2))" office:value-type="string" office:string-value="#00FFFF">
            <text:p>#00FFFF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296" table:formula="of:=CONCATENATE(&quot;#&quot;;DEC2HEX([.E82];2);DEC2HEX([.F82];2);DEC2HEX([.G82];2))" office:value-type="string" office:string-value="#550000">
            <text:p>#5500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296" table:formula="of:=CONCATENATE(&quot;#&quot;;DEC2HEX([.E83];2);DEC2HEX([.F83];2);DEC2HEX([.G83];2))" office:value-type="string" office:string-value="#550055">
            <text:p>#5500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296" table:formula="of:=CONCATENATE(&quot;#&quot;;DEC2HEX([.E84];2);DEC2HEX([.F84];2);DEC2HEX([.G84];2))" office:value-type="string" office:string-value="#5500AA">
            <text:p>#5500AA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296" table:formula="of:=CONCATENATE(&quot;#&quot;;DEC2HEX([.E85];2);DEC2HEX([.F85];2);DEC2HEX([.G85];2))" office:value-type="string" office:string-value="#5500FF">
            <text:p>#5500FF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296" table:formula="of:=CONCATENATE(&quot;#&quot;;DEC2HEX([.E86];2);DEC2HEX([.F86];2);DEC2HEX([.G86];2))" office:value-type="string" office:string-value="#555500">
            <text:p>#5555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296" table:formula="of:=CONCATENATE(&quot;#&quot;;DEC2HEX([.E87];2);DEC2HEX([.F87];2);DEC2HEX([.G87];2))" office:value-type="string" office:string-value="#555555">
            <text:p>#555555</text:p>
          </table:table-cell>
          <table:table-cell table:number-columns-repeated="3"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296" table:formula="of:=CONCATENATE(&quot;#&quot;;DEC2HEX([.E88];2);DEC2HEX([.F88];2);DEC2HEX([.G88];2))" office:value-type="string" office:string-value="#5555AA">
            <text:p>#5555AA</text:p>
          </table:table-cell>
          <table:table-cell table:number-columns-repeated="2"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296" table:formula="of:=CONCATENATE(&quot;#&quot;;DEC2HEX([.E89];2);DEC2HEX([.F89];2);DEC2HEX([.G89];2))" office:value-type="string" office:string-value="#5555FF">
            <text:p>#5555FF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296" table:formula="of:=CONCATENATE(&quot;#&quot;;DEC2HEX([.E90];2);DEC2HEX([.F90];2);DEC2HEX([.G90];2))" office:value-type="string" office:string-value="#55AA00">
            <text:p>#55AA0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296" table:formula="of:=CONCATENATE(&quot;#&quot;;DEC2HEX([.E91];2);DEC2HEX([.F91];2);DEC2HEX([.G91];2))" office:value-type="string" office:string-value="#55AA55">
            <text:p>#55AA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296" table:formula="of:=CONCATENATE(&quot;#&quot;;DEC2HEX([.E92];2);DEC2HEX([.F92];2);DEC2HEX([.G92];2))" office:value-type="string" office:string-value="#55AAAA">
            <text:p>#55AAAA</text:p>
          </table:table-cell>
          <table:table-cell office:value-type="float" office:value="85">
            <text:p>8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296" table:formula="of:=CONCATENATE(&quot;#&quot;;DEC2HEX([.E93];2);DEC2HEX([.F93];2);DEC2HEX([.G93];2))" office:value-type="string" office:string-value="#55AAFF">
            <text:p>#55AAFF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296" table:formula="of:=CONCATENATE(&quot;#&quot;;DEC2HEX([.E94];2);DEC2HEX([.F94];2);DEC2HEX([.G94];2))" office:value-type="string" office:string-value="#55FF00">
            <text:p>#55FF0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296" table:formula="of:=CONCATENATE(&quot;#&quot;;DEC2HEX([.E95];2);DEC2HEX([.F95];2);DEC2HEX([.G95];2))" office:value-type="string" office:string-value="#55FF55">
            <text:p>#55FF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296" table:formula="of:=CONCATENATE(&quot;#&quot;;DEC2HEX([.E96];2);DEC2HEX([.F96];2);DEC2HEX([.G96];2))" office:value-type="string" office:string-value="#55FFAA">
            <text:p>#55FFAA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296" table:formula="of:=CONCATENATE(&quot;#&quot;;DEC2HEX([.E97];2);DEC2HEX([.F97];2);DEC2HEX([.G97];2))" office:value-type="string" office:string-value="#55FFFF">
            <text:p>#55FFFF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296" table:formula="of:=CONCATENATE(&quot;#&quot;;DEC2HEX([.E98];2);DEC2HEX([.F98];2);DEC2HEX([.G98];2))" office:value-type="string" office:string-value="#AA0000">
            <text:p>#AA000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296" table:formula="of:=CONCATENATE(&quot;#&quot;;DEC2HEX([.E99];2);DEC2HEX([.F99];2);DEC2HEX([.G99];2))" office:value-type="string" office:string-value="#AA0055">
            <text:p>#AA00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296" table:formula="of:=CONCATENATE(&quot;#&quot;;DEC2HEX([.E100];2);DEC2HEX([.F100];2);DEC2HEX([.G100];2))" office:value-type="string" office:string-value="#AA00AA">
            <text:p>#AA00AA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296" table:formula="of:=CONCATENATE(&quot;#&quot;;DEC2HEX([.E101];2);DEC2HEX([.F101];2);DEC2HEX([.G101];2))" office:value-type="string" office:string-value="#AA00FF">
            <text:p>#AA00FF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296" table:formula="of:=CONCATENATE(&quot;#&quot;;DEC2HEX([.E102];2);DEC2HEX([.F102];2);DEC2HEX([.G102];2))" office:value-type="string" office:string-value="#AA5500">
            <text:p>#AA550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296" table:formula="of:=CONCATENATE(&quot;#&quot;;DEC2HEX([.E103];2);DEC2HEX([.F103];2);DEC2HEX([.G103];2))" office:value-type="string" office:string-value="#AA5555">
            <text:p>#AA55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296" table:formula="of:=CONCATENATE(&quot;#&quot;;DEC2HEX([.E104];2);DEC2HEX([.F104];2);DEC2HEX([.G104];2))" office:value-type="string" office:string-value="#AA55AA">
            <text:p>#AA55AA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296" table:formula="of:=CONCATENATE(&quot;#&quot;;DEC2HEX([.E105];2);DEC2HEX([.F105];2);DEC2HEX([.G105];2))" office:value-type="string" office:string-value="#AA55FF">
            <text:p>#AA55FF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296" table:formula="of:=CONCATENATE(&quot;#&quot;;DEC2HEX([.E106];2);DEC2HEX([.F106];2);DEC2HEX([.G106];2))" office:value-type="string" office:string-value="#AAAA00">
            <text:p>#AAAA0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296" table:formula="of:=CONCATENATE(&quot;#&quot;;DEC2HEX([.E107];2);DEC2HEX([.F107];2);DEC2HEX([.G107];2))" office:value-type="string" office:string-value="#AAAA55">
            <text:p>#AAAA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296" table:formula="of:=CONCATENATE(&quot;#&quot;;DEC2HEX([.E108];2);DEC2HEX([.F108];2);DEC2HEX([.G108];2))" office:value-type="string" office:string-value="#AAAAAA">
            <text:p>#AAAAAA</text:p>
          </table:table-cell>
          <table:table-cell table:number-columns-repeated="3"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296" table:formula="of:=CONCATENATE(&quot;#&quot;;DEC2HEX([.E109];2);DEC2HEX([.F109];2);DEC2HEX([.G109];2))" office:value-type="string" office:string-value="#AAAAFF">
            <text:p>#AAAAFF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296" table:formula="of:=CONCATENATE(&quot;#&quot;;DEC2HEX([.E110];2);DEC2HEX([.F110];2);DEC2HEX([.G110];2))" office:value-type="string" office:string-value="#AAFF00">
            <text:p>#AAFF0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296" table:formula="of:=CONCATENATE(&quot;#&quot;;DEC2HEX([.E111];2);DEC2HEX([.F111];2);DEC2HEX([.G111];2))" office:value-type="string" office:string-value="#AAFF55">
            <text:p>#AAFF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296" table:formula="of:=CONCATENATE(&quot;#&quot;;DEC2HEX([.E112];2);DEC2HEX([.F112];2);DEC2HEX([.G112];2))" office:value-type="string" office:string-value="#AAFFAA">
            <text:p>#AAFFAA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296" table:formula="of:=CONCATENATE(&quot;#&quot;;DEC2HEX([.E113];2);DEC2HEX([.F113];2);DEC2HEX([.G113];2))" office:value-type="string" office:string-value="#AAFFFF">
            <text:p>#AAFFFF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296" table:formula="of:=CONCATENATE(&quot;#&quot;;DEC2HEX([.E114];2);DEC2HEX([.F114];2);DEC2HEX([.G114];2))" office:value-type="string" office:string-value="#FF0000">
            <text:p>#FF00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296" table:formula="of:=CONCATENATE(&quot;#&quot;;DEC2HEX([.E115];2);DEC2HEX([.F115];2);DEC2HEX([.G115];2))" office:value-type="string" office:string-value="#FF0055">
            <text:p>#FF00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296" table:formula="of:=CONCATENATE(&quot;#&quot;;DEC2HEX([.E116];2);DEC2HEX([.F116];2);DEC2HEX([.G116];2))" office:value-type="string" office:string-value="#FF00AA">
            <text:p>#FF00AA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296" table:formula="of:=CONCATENATE(&quot;#&quot;;DEC2HEX([.E117];2);DEC2HEX([.F117];2);DEC2HEX([.G117];2))" office:value-type="string" office:string-value="#FF00FF">
            <text:p>#FF00FF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296" table:formula="of:=CONCATENATE(&quot;#&quot;;DEC2HEX([.E118];2);DEC2HEX([.F118];2);DEC2HEX([.G118];2))" office:value-type="string" office:string-value="#FF5500">
            <text:p>#FF550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296" table:formula="of:=CONCATENATE(&quot;#&quot;;DEC2HEX([.E119];2);DEC2HEX([.F119];2);DEC2HEX([.G119];2))" office:value-type="string" office:string-value="#FF5555">
            <text:p>#FF555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296" table:formula="of:=CONCATENATE(&quot;#&quot;;DEC2HEX([.E120];2);DEC2HEX([.F120];2);DEC2HEX([.G120];2))" office:value-type="string" office:string-value="#FF55AA">
            <text:p>#FF55AA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296" table:formula="of:=CONCATENATE(&quot;#&quot;;DEC2HEX([.E121];2);DEC2HEX([.F121];2);DEC2HEX([.G121];2))" office:value-type="string" office:string-value="#FF55FF">
            <text:p>#FF55FF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296" table:formula="of:=CONCATENATE(&quot;#&quot;;DEC2HEX([.E122];2);DEC2HEX([.F122];2);DEC2HEX([.G122];2))" office:value-type="string" office:string-value="#FFAA00">
            <text:p>#FFAA0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296" table:formula="of:=CONCATENATE(&quot;#&quot;;DEC2HEX([.E123];2);DEC2HEX([.F123];2);DEC2HEX([.G123];2))" office:value-type="string" office:string-value="#FFAA55">
            <text:p>#FFAA5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296" table:formula="of:=CONCATENATE(&quot;#&quot;;DEC2HEX([.E124];2);DEC2HEX([.F124];2);DEC2HEX([.G124];2))" office:value-type="string" office:string-value="#FFAAAA">
            <text:p>#FFAAAA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296" table:formula="of:=CONCATENATE(&quot;#&quot;;DEC2HEX([.E125];2);DEC2HEX([.F125];2);DEC2HEX([.G125];2))" office:value-type="string" office:string-value="#FFAAFF">
            <text:p>#FFAAFF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296" table:formula="of:=CONCATENATE(&quot;#&quot;;DEC2HEX([.E126];2);DEC2HEX([.F126];2);DEC2HEX([.G126];2))" office:value-type="string" office:string-value="#FFFF00">
            <text:p>#FFFF0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296" table:formula="of:=CONCATENATE(&quot;#&quot;;DEC2HEX([.E127];2);DEC2HEX([.F127];2);DEC2HEX([.G127];2))" office:value-type="string" office:string-value="#FFFF55">
            <text:p>#FFFF5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296" table:formula="of:=CONCATENATE(&quot;#&quot;;DEC2HEX([.E128];2);DEC2HEX([.F128];2);DEC2HEX([.G128];2))" office:value-type="string" office:string-value="#FFFFAA">
            <text:p>#FFFFAA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296" table:formula="of:=CONCATENATE(&quot;#&quot;;DEC2HEX([.E129];2);DEC2HEX([.F129];2);DEC2HEX([.G129];2))" office:value-type="string" office:string-value="#FFFFFF">
            <text:p>#FFFFFF</text:p>
          </table:table-cell>
          <table:table-cell table:number-columns-repeated="3" office:value-type="float" office:value="255">
            <text:p>2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296" table:formula="of:=CONCATENATE(&quot;#&quot;;DEC2HEX([.E130];2);DEC2HEX([.F130];2);DEC2HEX([.G13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 table:number-rows-repeated="10484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yramids of IPTV colors" table:style-name="ta1" table:print="false">
        <office:forms form:automatic-focus="false" form:apply-design-mode="false"/>
        <table:table-column table:style-name="co1" table:number-columns-repeated="1024" table:default-cell-style-name="ce299"/>
        <table:table-row table:style-name="ro3">
          <table:table-cell table:number-columns-repeated="3"/>
          <table:table-cell table:style-name="ce324" office:value-type="string">
            <text:p>Yellow</text:p>
            <text:p>#FF FF 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25" office:value-type="string">
            <text:p>#FF FF 5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2" office:value-type="string">
            <text:p>#FF AA 00</text:p>
          </table:table-cell>
          <table:table-cell table:style-name="ce326" office:value-type="string">
            <text:p>#AA AA 00</text:p>
          </table:table-cell>
          <table:table-cell table:style-name="ce340" office:value-type="string">
            <text:p>#AA FF 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27" office:value-type="string">
            <text:p>#FF FF A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3" office:value-type="string">
            <text:p>#FF AA 55</text:p>
          </table:table-cell>
          <table:table-cell table:style-name="ce328" office:value-type="string">
            <text:p>#AA AA 55</text:p>
          </table:table-cell>
          <table:table-cell table:style-name="ce341" office:value-type="string">
            <text:p>#AA FF 55</text:p>
          </table:table-cell>
          <table:table-cell table:number-columns-repeated="1019"/>
        </table:table-row>
        <table:table-row table:style-name="ro1">
          <table:table-cell/>
          <table:table-cell table:style-name="ce304" office:value-type="string">
            <text:p>#FF 55 00</text:p>
          </table:table-cell>
          <table:table-cell table:style-name="ce314" office:value-type="string">
            <text:p>#AA 55 00</text:p>
          </table:table-cell>
          <table:table-cell table:style-name="ce329" office:value-type="string">
            <text:p>#55 55 00</text:p>
          </table:table-cell>
          <table:table-cell table:style-name="ce342" office:value-type="string">
            <text:p>#55 AA 00</text:p>
          </table:table-cell>
          <table:table-cell table:style-name="ce352" office:value-type="string">
            <text:p>#55 FF 00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30" office:value-type="string">
            <text:p>White</text:p>
            <text:p>#FF FF F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5" office:value-type="string">
            <text:p>#FF AA AA</text:p>
          </table:table-cell>
          <table:table-cell table:style-name="ce331" office:value-type="string">
            <text:p>#AA AA AA</text:p>
          </table:table-cell>
          <table:table-cell table:style-name="ce343" office:value-type="string">
            <text:p>#AA FF AA</text:p>
          </table:table-cell>
          <table:table-cell table:number-columns-repeated="1019"/>
        </table:table-row>
        <table:table-row table:style-name="ro1">
          <table:table-cell/>
          <table:table-cell table:style-name="ce305" office:value-type="string">
            <text:p>#FF 55 55</text:p>
          </table:table-cell>
          <table:table-cell table:style-name="ce316" office:value-type="string">
            <text:p>#AA 55 55</text:p>
          </table:table-cell>
          <table:table-cell table:style-name="ce332" office:value-type="string">
            <text:p>#55 55 55</text:p>
          </table:table-cell>
          <table:table-cell table:style-name="ce344" office:value-type="string">
            <text:p>#55 AA 55</text:p>
          </table:table-cell>
          <table:table-cell table:style-name="ce353" office:value-type="string">
            <text:p>#55 FF 55</text:p>
          </table:table-cell>
          <table:table-cell table:number-columns-repeated="1018"/>
        </table:table-row>
        <table:table-row table:style-name="ro3">
          <table:table-cell table:style-name="ce300" office:value-type="string">
            <text:p>Red</text:p>
            <text:p>#FF 00 00</text:p>
          </table:table-cell>
          <table:table-cell table:style-name="ce306" office:value-type="string">
            <text:p>#AA 00 00</text:p>
          </table:table-cell>
          <table:table-cell table:style-name="ce317" office:value-type="string">
            <text:p>#55 00 00</text:p>
          </table:table-cell>
          <table:table-cell table:style-name="ce333" office:value-type="string">
            <text:p>Black</text:p>
            <text:p>#00 00 00</text:p>
          </table:table-cell>
          <table:table-cell table:style-name="ce345" office:value-type="string">
            <text:p>#00 55 00</text:p>
          </table:table-cell>
          <table:table-cell table:style-name="ce354" office:value-type="string">
            <text:p>#00 AA 00</text:p>
          </table:table-cell>
          <table:table-cell table:style-name="ce360" office:value-type="string">
            <text:p>Green</text:p>
            <text:p>#00 FF 00</text:p>
          </table:table-cell>
          <table:table-cell table:number-columns-repeated="1017"/>
        </table:table-row>
        <table:table-row table:style-name="ro1">
          <table:table-cell table:style-name="ce301" office:value-type="string">
            <text:p>#FF 00 55</text:p>
          </table:table-cell>
          <table:table-cell table:style-name="ce307" office:value-type="string">
            <text:p>#AA 00 55</text:p>
          </table:table-cell>
          <table:table-cell table:style-name="ce318" office:value-type="string">
            <text:p>#55 00 55</text:p>
          </table:table-cell>
          <table:table-cell table:style-name="ce334" office:value-type="string">
            <text:p>#00 00 55</text:p>
          </table:table-cell>
          <table:table-cell table:style-name="ce346" office:value-type="string">
            <text:p>#00 55 55</text:p>
          </table:table-cell>
          <table:table-cell table:style-name="ce355" office:value-type="string">
            <text:p>#00 AA 55</text:p>
          </table:table-cell>
          <table:table-cell table:style-name="ce361" office:value-type="string">
            <text:p>#00 FF 55</text:p>
          </table:table-cell>
          <table:table-cell table:number-columns-repeated="1017"/>
        </table:table-row>
        <table:table-row table:style-name="ro1">
          <table:table-cell/>
          <table:table-cell table:style-name="ce308" office:value-type="string">
            <text:p>#FF 55 AA</text:p>
          </table:table-cell>
          <table:table-cell table:style-name="ce319" office:value-type="string">
            <text:p>#AA 55 AA</text:p>
          </table:table-cell>
          <table:table-cell table:style-name="ce335" office:value-type="string">
            <text:p>#55 55 AA</text:p>
          </table:table-cell>
          <table:table-cell table:style-name="ce347" office:value-type="string">
            <text:p>#55 AA AA</text:p>
          </table:table-cell>
          <table:table-cell table:style-name="ce356" office:value-type="string">
            <text:p>#55 FF A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20" office:value-type="string">
            <text:p>#FF AA FF</text:p>
          </table:table-cell>
          <table:table-cell table:style-name="ce336" office:value-type="string">
            <text:p>#AA AA FF</text:p>
          </table:table-cell>
          <table:table-cell table:style-name="ce348" office:value-type="string">
            <text:p>#AA FF FF</text:p>
          </table:table-cell>
          <table:table-cell table:number-columns-repeated="1019"/>
        </table:table-row>
        <table:table-row table:style-name="ro1">
          <table:table-cell table:style-name="ce302" office:value-type="string">
            <text:p>#FF 00 AA</text:p>
          </table:table-cell>
          <table:table-cell table:style-name="ce309" office:value-type="string">
            <text:p>#AA 00 AA</text:p>
          </table:table-cell>
          <table:table-cell table:style-name="ce321" office:value-type="string">
            <text:p>#55 00 AA</text:p>
          </table:table-cell>
          <table:table-cell table:style-name="ce337" office:value-type="string">
            <text:p>#00 00 AA</text:p>
          </table:table-cell>
          <table:table-cell table:style-name="ce349" office:value-type="string">
            <text:p>#00 55 AA</text:p>
          </table:table-cell>
          <table:table-cell table:style-name="ce357" office:value-type="string">
            <text:p>#00 AA AA</text:p>
          </table:table-cell>
          <table:table-cell table:style-name="ce362" office:value-type="string">
            <text:p>#00 FF AA</text:p>
          </table:table-cell>
          <table:table-cell table:number-columns-repeated="1017"/>
        </table:table-row>
        <table:table-row table:style-name="ro1">
          <table:table-cell/>
          <table:table-cell table:style-name="ce310" office:value-type="string">
            <text:p>#FF 55 FF</text:p>
          </table:table-cell>
          <table:table-cell table:style-name="ce322" office:value-type="string">
            <text:p>#AA 55 FF</text:p>
          </table:table-cell>
          <table:table-cell table:style-name="ce338" office:value-type="string">
            <text:p>#55 55 FF</text:p>
          </table:table-cell>
          <table:table-cell table:style-name="ce350" office:value-type="string">
            <text:p>#55 AA FF</text:p>
          </table:table-cell>
          <table:table-cell table:style-name="ce358" office:value-type="string">
            <text:p>#55 FF FF</text:p>
          </table:table-cell>
          <table:table-cell table:number-columns-repeated="1018"/>
        </table:table-row>
        <table:table-row table:style-name="ro3">
          <table:table-cell table:style-name="ce303" office:value-type="string">
            <text:p>Magenta</text:p>
            <text:p>#FF 00 FF</text:p>
          </table:table-cell>
          <table:table-cell table:style-name="ce311" office:value-type="string">
            <text:p>#AA 00 FF</text:p>
          </table:table-cell>
          <table:table-cell table:style-name="ce323" office:value-type="string">
            <text:p>#55 00 FF</text:p>
          </table:table-cell>
          <table:table-cell table:style-name="ce339" office:value-type="string">
            <text:p>Blue</text:p>
            <text:p>#00 00 FF</text:p>
          </table:table-cell>
          <table:table-cell table:style-name="ce351" office:value-type="string">
            <text:p>#00 55 FF</text:p>
          </table:table-cell>
          <table:table-cell table:style-name="ce359" office:value-type="string">
            <text:p>#00 AA FF</text:p>
          </table:table-cell>
          <table:table-cell table:style-name="ce363" office:value-type="string">
            <text:p>Cyan</text:p>
            <text:p>#00 FF FF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SS 3 Colors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number-columns-repeated="2" table:default-cell-style-name="ce294"/>
        <table:table-column table:style-name="co1" table:default-cell-style-name="ce296"/>
        <table:table-column table:style-name="co1" table:number-columns-repeated="3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29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</table:table-row>
        <table:table-row table:style-name="ro1">
          <table:table-cell/>
          <table:table-cell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</table:table-row>
        <table:table-row table:style-name="ro4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4];2;2))" office:value-type="float" office:value="0">
            <text:p>0</text:p>
          </table:table-cell>
          <table:table-cell table:formula="of:=HEX2DEC(MID([.D4];4;2))" office:value-type="float" office:value="255">
            <text:p>255</text:p>
          </table:table-cell>
          <table:table-cell table:formula="of:=HEX2DEC(MID([.D4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5];2;2))" office:value-type="float" office:value="127">
            <text:p>127</text:p>
          </table:table-cell>
          <table:table-cell table:formula="of:=HEX2DEC(MID([.D5];4;2))" office:value-type="float" office:value="255">
            <text:p>255</text:p>
          </table:table-cell>
          <table:table-cell table:formula="of:=HEX2DEC(MID([.D5];6;2))" office:value-type="float" office:value="212">
            <text:p>212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6];2;2))" office:value-type="float" office:value="240">
            <text:p>240</text:p>
          </table:table-cell>
          <table:table-cell table:formula="of:=HEX2DEC(MID([.D6];4;2))" office:value-type="float" office:value="255">
            <text:p>255</text:p>
          </table:table-cell>
          <table:table-cell table:formula="of:=HEX2DEC(MID([.D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7];2;2))" office:value-type="float" office:value="245">
            <text:p>245</text:p>
          </table:table-cell>
          <table:table-cell table:formula="of:=HEX2DEC(MID([.D7];4;2))" office:value-type="float" office:value="245">
            <text:p>245</text:p>
          </table:table-cell>
          <table:table-cell table:formula="of:=HEX2DEC(MID([.D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8];2;2))" office:value-type="float" office:value="255">
            <text:p>255</text:p>
          </table:table-cell>
          <table:table-cell table:formula="of:=HEX2DEC(MID([.D8];4;2))" office:value-type="float" office:value="228">
            <text:p>228</text:p>
          </table:table-cell>
          <table:table-cell table:formula="of:=HEX2DEC(MID([.D8];6;2))" office:value-type="float" office:value="196">
            <text:p>196</text:p>
          </table:table-cell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9];2;2))" office:value-type="float" office:value="0">
            <text:p>0</text:p>
          </table:table-cell>
          <table:table-cell table:formula="of:=HEX2DEC(MID([.D9];4;2))" office:value-type="float" office:value="0">
            <text:p>0</text:p>
          </table:table-cell>
          <table:table-cell table:formula="of:=HEX2DEC(MID([.D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0];2;2))" office:value-type="float" office:value="255">
            <text:p>255</text:p>
          </table:table-cell>
          <table:table-cell table:formula="of:=HEX2DEC(MID([.D10];4;2))" office:value-type="float" office:value="235">
            <text:p>235</text:p>
          </table:table-cell>
          <table:table-cell table:formula="of:=HEX2DEC(MID([.D10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1];2;2))" office:value-type="float" office:value="0">
            <text:p>0</text:p>
          </table:table-cell>
          <table:table-cell table:formula="of:=HEX2DEC(MID([.D11];4;2))" office:value-type="float" office:value="0">
            <text:p>0</text:p>
          </table:table-cell>
          <table:table-cell table:formula="of:=HEX2DEC(MID([.D11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2];2;2))" office:value-type="float" office:value="138">
            <text:p>138</text:p>
          </table:table-cell>
          <table:table-cell table:formula="of:=HEX2DEC(MID([.D12];4;2))" office:value-type="float" office:value="43">
            <text:p>43</text:p>
          </table:table-cell>
          <table:table-cell table:formula="of:=HEX2DEC(MID([.D12];6;2))" office:value-type="float" office:value="226">
            <text:p>226</text:p>
          </table:table-cell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3];2;2))" office:value-type="float" office:value="165">
            <text:p>165</text:p>
          </table:table-cell>
          <table:table-cell table:formula="of:=HEX2DEC(MID([.D13];4;2))" office:value-type="float" office:value="42">
            <text:p>42</text:p>
          </table:table-cell>
          <table:table-cell table:formula="of:=HEX2DEC(MID([.D13];6;2))"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4];2;2))" office:value-type="float" office:value="222">
            <text:p>222</text:p>
          </table:table-cell>
          <table:table-cell table:formula="of:=HEX2DEC(MID([.D14];4;2))" office:value-type="float" office:value="184">
            <text:p>184</text:p>
          </table:table-cell>
          <table:table-cell table:formula="of:=HEX2DEC(MID([.D14];6;2))" office:value-type="float" office:value="135">
            <text:p>135</text:p>
          </table:table-cell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5];2;2))" office:value-type="float" office:value="95">
            <text:p>95</text:p>
          </table:table-cell>
          <table:table-cell table:formula="of:=HEX2DEC(MID([.D15];4;2))" office:value-type="float" office:value="158">
            <text:p>158</text:p>
          </table:table-cell>
          <table:table-cell table:formula="of:=HEX2DEC(MID([.D15];6;2))" office:value-type="float" office:value="160">
            <text:p>160</text:p>
          </table:table-cell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16];2;2))" office:value-type="float" office:value="127">
            <text:p>127</text:p>
          </table:table-cell>
          <table:table-cell table:formula="of:=HEX2DEC(MID([.D16];4;2))" office:value-type="float" office:value="255">
            <text:p>255</text:p>
          </table:table-cell>
          <table:table-cell table:formula="of:=HEX2DEC(MID([.D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17];2;2))" office:value-type="float" office:value="210">
            <text:p>210</text:p>
          </table:table-cell>
          <table:table-cell table:formula="of:=HEX2DEC(MID([.D17];4;2))" office:value-type="float" office:value="105">
            <text:p>105</text:p>
          </table:table-cell>
          <table:table-cell table:formula="of:=HEX2DEC(MID([.D17];6;2))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18];2;2))" office:value-type="float" office:value="255">
            <text:p>255</text:p>
          </table:table-cell>
          <table:table-cell table:formula="of:=HEX2DEC(MID([.D18];4;2))" office:value-type="float" office:value="127">
            <text:p>127</text:p>
          </table:table-cell>
          <table:table-cell table:formula="of:=HEX2DEC(MID([.D18];6;2))"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19];2;2))" office:value-type="float" office:value="100">
            <text:p>100</text:p>
          </table:table-cell>
          <table:table-cell table:formula="of:=HEX2DEC(MID([.D19];4;2))" office:value-type="float" office:value="149">
            <text:p>149</text:p>
          </table:table-cell>
          <table:table-cell table:formula="of:=HEX2DEC(MID([.D19];6;2))" office:value-type="float" office:value="237">
            <text:p>237</text:p>
          </table:table-cell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0];2;2))" office:value-type="float" office:value="255">
            <text:p>255</text:p>
          </table:table-cell>
          <table:table-cell table:formula="of:=HEX2DEC(MID([.D20];4;2))" office:value-type="float" office:value="248">
            <text:p>248</text:p>
          </table:table-cell>
          <table:table-cell table:formula="of:=HEX2DEC(MID([.D20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1];2;2))" office:value-type="float" office:value="220">
            <text:p>220</text:p>
          </table:table-cell>
          <table:table-cell table:formula="of:=HEX2DEC(MID([.D21];4;2))" office:value-type="float" office:value="20">
            <text:p>20</text:p>
          </table:table-cell>
          <table:table-cell table:formula="of:=HEX2DEC(MID([.D21];6;2))"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2];2;2))" office:value-type="float" office:value="0">
            <text:p>0</text:p>
          </table:table-cell>
          <table:table-cell table:formula="of:=HEX2DEC(MID([.D22];4;2))" office:value-type="float" office:value="0">
            <text:p>0</text:p>
          </table:table-cell>
          <table:table-cell table:formula="of:=HEX2DEC(MID([.D22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3];2;2))" office:value-type="float" office:value="0">
            <text:p>0</text:p>
          </table:table-cell>
          <table:table-cell table:formula="of:=HEX2DEC(MID([.D23];4;2))" office:value-type="float" office:value="139">
            <text:p>139</text:p>
          </table:table-cell>
          <table:table-cell table:formula="of:=HEX2DEC(MID([.D23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4];2;2))" office:value-type="float" office:value="184">
            <text:p>184</text:p>
          </table:table-cell>
          <table:table-cell table:formula="of:=HEX2DEC(MID([.D24];4;2))" office:value-type="float" office:value="134">
            <text:p>134</text:p>
          </table:table-cell>
          <table:table-cell table:formula="of:=HEX2DEC(MID([.D24];6;2))" office:value-type="float" office:value="11">
            <text:p>11</text:p>
          </table:table-cell>
        </table:table-row>
        <table:table-row table:style-name="ro4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5];2;2))" office:value-type="float" office:value="169">
            <text:p>169</text:p>
          </table:table-cell>
          <table:table-cell table:formula="of:=HEX2DEC(MID([.D25];4;2))" office:value-type="float" office:value="169">
            <text:p>169</text:p>
          </table:table-cell>
          <table:table-cell table:formula="of:=HEX2DEC(MID([.D25];6;2))" office:value-type="float" office:value="169">
            <text:p>169</text:p>
          </table:table-cell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100">
            <text:p>100</text:p>
          </table:table-cell>
          <table:table-cell table:formula="of:=HEX2DEC(MID([.D2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27];2;2))" office:value-type="float" office:value="189">
            <text:p>189</text:p>
          </table:table-cell>
          <table:table-cell table:formula="of:=HEX2DEC(MID([.D27];4;2))" office:value-type="float" office:value="183">
            <text:p>183</text:p>
          </table:table-cell>
          <table:table-cell table:formula="of:=HEX2DEC(MID([.D27];6;2))" office:value-type="float" office:value="107">
            <text:p>107</text:p>
          </table:table-cell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28];2;2))" office:value-type="float" office:value="139">
            <text:p>139</text:p>
          </table:table-cell>
          <table:table-cell table:formula="of:=HEX2DEC(MID([.D28];4;2))" office:value-type="float" office:value="0">
            <text:p>0</text:p>
          </table:table-cell>
          <table:table-cell table:formula="of:=HEX2DEC(MID([.D28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29];2;2))" office:value-type="float" office:value="85">
            <text:p>85</text:p>
          </table:table-cell>
          <table:table-cell table:formula="of:=HEX2DEC(MID([.D29];4;2))" office:value-type="float" office:value="107">
            <text:p>107</text:p>
          </table:table-cell>
          <table:table-cell table:formula="of:=HEX2DEC(MID([.D29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0];2;2))" office:value-type="float" office:value="255">
            <text:p>255</text:p>
          </table:table-cell>
          <table:table-cell table:formula="of:=HEX2DEC(MID([.D30];4;2))" office:value-type="float" office:value="140">
            <text:p>140</text:p>
          </table:table-cell>
          <table:table-cell table:formula="of:=HEX2DEC(MID([.D30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1];2;2))" office:value-type="float" office:value="153">
            <text:p>153</text:p>
          </table:table-cell>
          <table:table-cell table:formula="of:=HEX2DEC(MID([.D31];4;2))" office:value-type="float" office:value="50">
            <text:p>50</text:p>
          </table:table-cell>
          <table:table-cell table:formula="of:=HEX2DEC(MID([.D31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3];2;2))" office:value-type="float" office:value="233">
            <text:p>233</text:p>
          </table:table-cell>
          <table:table-cell table:formula="of:=HEX2DEC(MID([.D33];4;2))" office:value-type="float" office:value="150">
            <text:p>150</text:p>
          </table:table-cell>
          <table:table-cell table:formula="of:=HEX2DEC(MID([.D33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4];2;2))" office:value-type="float" office:value="143">
            <text:p>143</text:p>
          </table:table-cell>
          <table:table-cell table:formula="of:=HEX2DEC(MID([.D34];4;2))" office:value-type="float" office:value="188">
            <text:p>188</text:p>
          </table:table-cell>
          <table:table-cell table:formula="of:=HEX2DEC(MID([.D34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5];2;2))" office:value-type="float" office:value="72">
            <text:p>72</text:p>
          </table:table-cell>
          <table:table-cell table:formula="of:=HEX2DEC(MID([.D35];4;2))" office:value-type="float" office:value="61">
            <text:p>61</text:p>
          </table:table-cell>
          <table:table-cell table:formula="of:=HEX2DEC(MID([.D35];6;2))" office:value-type="float" office:value="139">
            <text:p>139</text:p>
          </table:table-cell>
        </table:table-row>
        <table:table-row table:style-name="ro4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36];2;2))" office:value-type="float" office:value="47">
            <text:p>47</text:p>
          </table:table-cell>
          <table:table-cell table:formula="of:=HEX2DEC(MID([.D36];4;2))" office:value-type="float" office:value="79">
            <text:p>79</text:p>
          </table:table-cell>
          <table:table-cell table:formula="of:=HEX2DEC(MID([.D36];6;2))" office:value-type="float" office:value="79">
            <text:p>79</text:p>
          </table:table-cell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37];2;2))" office:value-type="float" office:value="0">
            <text:p>0</text:p>
          </table:table-cell>
          <table:table-cell table:formula="of:=HEX2DEC(MID([.D37];4;2))" office:value-type="float" office:value="206">
            <text:p>206</text:p>
          </table:table-cell>
          <table:table-cell table:formula="of:=HEX2DEC(MID([.D37];6;2))" office:value-type="float" office:value="209">
            <text:p>209</text:p>
          </table:table-cell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38];2;2))" office:value-type="float" office:value="148">
            <text:p>148</text:p>
          </table:table-cell>
          <table:table-cell table:formula="of:=HEX2DEC(MID([.D38];4;2))" office:value-type="float" office:value="0">
            <text:p>0</text:p>
          </table:table-cell>
          <table:table-cell table:formula="of:=HEX2DEC(MID([.D38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39];2;2))" office:value-type="float" office:value="255">
            <text:p>255</text:p>
          </table:table-cell>
          <table:table-cell table:formula="of:=HEX2DEC(MID([.D39];4;2))" office:value-type="float" office:value="20">
            <text:p>20</text:p>
          </table:table-cell>
          <table:table-cell table:formula="of:=HEX2DEC(MID([.D39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0];2;2))" office:value-type="float" office:value="0">
            <text:p>0</text:p>
          </table:table-cell>
          <table:table-cell table:formula="of:=HEX2DEC(MID([.D40];4;2))" office:value-type="float" office:value="191">
            <text:p>191</text:p>
          </table:table-cell>
          <table:table-cell table:formula="of:=HEX2DEC(MID([.D40];6;2))" office:value-type="float" office:value="255">
            <text:p>255</text:p>
          </table:table-cell>
        </table:table-row>
        <table:table-row table:style-name="ro4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1];2;2))" office:value-type="float" office:value="105">
            <text:p>105</text:p>
          </table:table-cell>
          <table:table-cell table:formula="of:=HEX2DEC(MID([.D41];4;2))" office:value-type="float" office:value="105">
            <text:p>105</text:p>
          </table:table-cell>
          <table:table-cell table:formula="of:=HEX2DEC(MID([.D41];6;2))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2];2;2))" office:value-type="float" office:value="30">
            <text:p>30</text:p>
          </table:table-cell>
          <table:table-cell table:formula="of:=HEX2DEC(MID([.D42];4;2))" office:value-type="float" office:value="144">
            <text:p>144</text:p>
          </table:table-cell>
          <table:table-cell table:formula="of:=HEX2DEC(MID([.D4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3];2;2))" office:value-type="float" office:value="178">
            <text:p>178</text:p>
          </table:table-cell>
          <table:table-cell table:formula="of:=HEX2DEC(MID([.D43];4;2))" office:value-type="float" office:value="34">
            <text:p>34</text:p>
          </table:table-cell>
          <table:table-cell table:formula="of:=HEX2DEC(MID([.D43];6;2))"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4];2;2))" office:value-type="float" office:value="255">
            <text:p>255</text:p>
          </table:table-cell>
          <table:table-cell table:formula="of:=HEX2DEC(MID([.D44];4;2))" office:value-type="float" office:value="250">
            <text:p>250</text:p>
          </table:table-cell>
          <table:table-cell table:formula="of:=HEX2DEC(MID([.D44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5];2;2))" office:value-type="float" office:value="34">
            <text:p>34</text:p>
          </table:table-cell>
          <table:table-cell table:formula="of:=HEX2DEC(MID([.D45];4;2))" office:value-type="float" office:value="139">
            <text:p>139</text:p>
          </table:table-cell>
          <table:table-cell table:formula="of:=HEX2DEC(MID([.D45];6;2))" office:value-type="float" office:value="34">
            <text:p>34</text:p>
          </table:table-cell>
        </table:table-row>
        <table:table-row table:style-name="ro4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46];2;2))" office:value-type="float" office:value="255">
            <text:p>255</text:p>
          </table:table-cell>
          <table:table-cell table:formula="of:=HEX2DEC(MID([.D46];4;2))" office:value-type="float" office:value="0">
            <text:p>0</text:p>
          </table:table-cell>
          <table:table-cell table:formula="of:=HEX2DEC(MID([.D4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47];2;2))" office:value-type="float" office:value="220">
            <text:p>220</text:p>
          </table:table-cell>
          <table:table-cell table:formula="of:=HEX2DEC(MID([.D47];4;2))" office:value-type="float" office:value="220">
            <text:p>220</text:p>
          </table:table-cell>
          <table:table-cell table:formula="of:=HEX2DEC(MID([.D4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48];2;2))" office:value-type="float" office:value="248">
            <text:p>248</text:p>
          </table:table-cell>
          <table:table-cell table:formula="of:=HEX2DEC(MID([.D48];4;2))" office:value-type="float" office:value="248">
            <text:p>248</text:p>
          </table:table-cell>
          <table:table-cell table:formula="of:=HEX2DEC(MID([.D48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49];2;2))" office:value-type="float" office:value="255">
            <text:p>255</text:p>
          </table:table-cell>
          <table:table-cell table:formula="of:=HEX2DEC(MID([.D49];4;2))" office:value-type="float" office:value="215">
            <text:p>215</text:p>
          </table:table-cell>
          <table:table-cell table:formula="of:=HEX2DEC(MID([.D4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0];2;2))" office:value-type="float" office:value="218">
            <text:p>218</text:p>
          </table:table-cell>
          <table:table-cell table:formula="of:=HEX2DEC(MID([.D50];4;2))" office:value-type="float" office:value="165">
            <text:p>165</text:p>
          </table:table-cell>
          <table:table-cell table:formula="of:=HEX2DEC(MID([.D50];6;2))"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1];2;2))" office:value-type="float" office:value="190">
            <text:p>190</text:p>
          </table:table-cell>
          <table:table-cell table:formula="of:=HEX2DEC(MID([.D51];4;2))" office:value-type="float" office:value="190">
            <text:p>190</text:p>
          </table:table-cell>
          <table:table-cell table:formula="of:=HEX2DEC(MID([.D51];6;2))" office:value-type="float" office:value="190">
            <text:p>190</text:p>
          </table:table-cell>
        </table:table-row>
        <table:table-row table:style-name="ro4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2];2;2))" office:value-type="float" office:value="128">
            <text:p>128</text:p>
          </table:table-cell>
          <table:table-cell table:formula="of:=HEX2DEC(MID([.D52];4;2))" office:value-type="float" office:value="128">
            <text:p>128</text:p>
          </table:table-cell>
          <table:table-cell table:formula="of:=HEX2DEC(MID([.D52];6;2))" office:value-type="float" office:value="128">
            <text:p>128</text:p>
          </table:table-cell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3];2;2))" office:value-type="float" office:value="0">
            <text:p>0</text:p>
          </table:table-cell>
          <table:table-cell table:formula="of:=HEX2DEC(MID([.D53];4;2))" office:value-type="float" office:value="128">
            <text:p>128</text:p>
          </table:table-cell>
          <table:table-cell table:formula="of:=HEX2DEC(MID([.D5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4];2;2))" office:value-type="float" office:value="173">
            <text:p>173</text:p>
          </table:table-cell>
          <table:table-cell table:formula="of:=HEX2DEC(MID([.D54];4;2))" office:value-type="float" office:value="255">
            <text:p>255</text:p>
          </table:table-cell>
          <table:table-cell table:formula="of:=HEX2DEC(MID([.D54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5];2;2))" office:value-type="float" office:value="240">
            <text:p>240</text:p>
          </table:table-cell>
          <table:table-cell table:formula="of:=HEX2DEC(MID([.D55];4;2))" office:value-type="float" office:value="255">
            <text:p>255</text:p>
          </table:table-cell>
          <table:table-cell table:formula="of:=HEX2DEC(MID([.D55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56];2;2))" office:value-type="float" office:value="255">
            <text:p>255</text:p>
          </table:table-cell>
          <table:table-cell table:formula="of:=HEX2DEC(MID([.D56];4;2))" office:value-type="float" office:value="105">
            <text:p>105</text:p>
          </table:table-cell>
          <table:table-cell table:formula="of:=HEX2DEC(MID([.D56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57];2;2))" office:value-type="float" office:value="205">
            <text:p>205</text:p>
          </table:table-cell>
          <table:table-cell table:formula="of:=HEX2DEC(MID([.D57];4;2))" office:value-type="float" office:value="92">
            <text:p>92</text:p>
          </table:table-cell>
          <table:table-cell table:formula="of:=HEX2DEC(MID([.D57];6;2))" office:value-type="float" office:value="92">
            <text:p>92</text:p>
          </table:table-cell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58];2;2))" office:value-type="float" office:value="75">
            <text:p>75</text:p>
          </table:table-cell>
          <table:table-cell table:formula="of:=HEX2DEC(MID([.D58];4;2))" office:value-type="float" office:value="0">
            <text:p>0</text:p>
          </table:table-cell>
          <table:table-cell table:formula="of:=HEX2DEC(MID([.D58];6;2))"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59];2;2))" office:value-type="float" office:value="255">
            <text:p>255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0];2;2))" office:value-type="float" office:value="240">
            <text:p>240</text:p>
          </table:table-cell>
          <table:table-cell table:formula="of:=HEX2DEC(MID([.D60];4;2))" office:value-type="float" office:value="230">
            <text:p>230</text:p>
          </table:table-cell>
          <table:table-cell table:formula="of:=HEX2DEC(MID([.D60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1];2;2))" office:value-type="float" office:value="230">
            <text:p>230</text:p>
          </table:table-cell>
          <table:table-cell table:formula="of:=HEX2DEC(MID([.D61];4;2))" office:value-type="float" office:value="230">
            <text:p>230</text:p>
          </table:table-cell>
          <table:table-cell table:formula="of:=HEX2DEC(MID([.D61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2];2;2))" office:value-type="float" office:value="255">
            <text:p>255</text:p>
          </table:table-cell>
          <table:table-cell table:formula="of:=HEX2DEC(MID([.D62];4;2))" office:value-type="float" office:value="240">
            <text:p>240</text:p>
          </table:table-cell>
          <table:table-cell table:formula="of:=HEX2DEC(MID([.D62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3];2;2))" office:value-type="float" office:value="124">
            <text:p>124</text:p>
          </table:table-cell>
          <table:table-cell table:formula="of:=HEX2DEC(MID([.D63];4;2))" office:value-type="float" office:value="252">
            <text:p>252</text:p>
          </table:table-cell>
          <table:table-cell table:formula="of:=HEX2DEC(MID([.D6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4];2;2))" office:value-type="float" office:value="255">
            <text:p>255</text:p>
          </table:table-cell>
          <table:table-cell table:formula="of:=HEX2DEC(MID([.D64];4;2))" office:value-type="float" office:value="250">
            <text:p>250</text:p>
          </table:table-cell>
          <table:table-cell table:formula="of:=HEX2DEC(MID([.D6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5];2;2))" office:value-type="float" office:value="173">
            <text:p>173</text:p>
          </table:table-cell>
          <table:table-cell table:formula="of:=HEX2DEC(MID([.D65];4;2))" office:value-type="float" office:value="216">
            <text:p>216</text:p>
          </table:table-cell>
          <table:table-cell table:formula="of:=HEX2DEC(MID([.D65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66];2;2))" office:value-type="float" office:value="240">
            <text:p>240</text:p>
          </table:table-cell>
          <table:table-cell table:formula="of:=HEX2DEC(MID([.D66];4;2))" office:value-type="float" office:value="128">
            <text:p>128</text:p>
          </table:table-cell>
          <table:table-cell table:formula="of:=HEX2DEC(MID([.D66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67];2;2))" office:value-type="float" office:value="224">
            <text:p>224</text:p>
          </table:table-cell>
          <table:table-cell table:formula="of:=HEX2DEC(MID([.D67];4;2))" office:value-type="float" office:value="255">
            <text:p>255</text:p>
          </table:table-cell>
          <table:table-cell table:formula="of:=HEX2DEC(MID([.D67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68];2;2))" office:value-type="float" office:value="250">
            <text:p>250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10">
            <text:p>210</text:p>
          </table:table-cell>
        </table:table-row>
        <table:table-row table:style-name="ro4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69];2;2))" office:value-type="float" office:value="211">
            <text:p>211</text:p>
          </table:table-cell>
          <table:table-cell table:formula="of:=HEX2DEC(MID([.D69];4;2))" office:value-type="float" office:value="211">
            <text:p>211</text:p>
          </table:table-cell>
          <table:table-cell table:formula="of:=HEX2DEC(MID([.D69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0];2;2))" office:value-type="float" office:value="144">
            <text:p>144</text:p>
          </table:table-cell>
          <table:table-cell table:formula="of:=HEX2DEC(MID([.D70];4;2))" office:value-type="float" office:value="238">
            <text:p>238</text:p>
          </table:table-cell>
          <table:table-cell table:formula="of:=HEX2DEC(MID([.D70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1];2;2))" office:value-type="float" office:value="255">
            <text:p>255</text:p>
          </table:table-cell>
          <table:table-cell table:formula="of:=HEX2DEC(MID([.D71];4;2))" office:value-type="float" office:value="182">
            <text:p>182</text:p>
          </table:table-cell>
          <table:table-cell table:formula="of:=HEX2DEC(MID([.D71];6;2))" office:value-type="float" office:value="193">
            <text:p>193</text:p>
          </table:table-cell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2];2;2))" office:value-type="float" office:value="255">
            <text:p>255</text:p>
          </table:table-cell>
          <table:table-cell table:formula="of:=HEX2DEC(MID([.D72];4;2))" office:value-type="float" office:value="160">
            <text:p>160</text:p>
          </table:table-cell>
          <table:table-cell table:formula="of:=HEX2DEC(MID([.D72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3];2;2))" office:value-type="float" office:value="32">
            <text:p>32</text:p>
          </table:table-cell>
          <table:table-cell table:formula="of:=HEX2DEC(MID([.D73];4;2))" office:value-type="float" office:value="178">
            <text:p>178</text:p>
          </table:table-cell>
          <table:table-cell table:formula="of:=HEX2DEC(MID([.D7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4];2;2))" office:value-type="float" office:value="135">
            <text:p>135</text:p>
          </table:table-cell>
          <table:table-cell table:formula="of:=HEX2DEC(MID([.D74];4;2))" office:value-type="float" office:value="206">
            <text:p>206</text:p>
          </table:table-cell>
          <table:table-cell table:formula="of:=HEX2DEC(MID([.D74];6;2))" office:value-type="float" office:value="250">
            <text:p>250</text:p>
          </table:table-cell>
        </table:table-row>
        <table:table-row table:style-name="ro4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5];2;2))" office:value-type="float" office:value="119">
            <text:p>119</text:p>
          </table:table-cell>
          <table:table-cell table:formula="of:=HEX2DEC(MID([.D75];4;2))" office:value-type="float" office:value="136">
            <text:p>136</text:p>
          </table:table-cell>
          <table:table-cell table:formula="of:=HEX2DEC(MID([.D75];6;2))" office:value-type="float" office:value="153">
            <text:p>153</text:p>
          </table:table-cell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76];2;2))" office:value-type="float" office:value="176">
            <text:p>176</text:p>
          </table:table-cell>
          <table:table-cell table:formula="of:=HEX2DEC(MID([.D76];4;2))" office:value-type="float" office:value="196">
            <text:p>196</text:p>
          </table:table-cell>
          <table:table-cell table:formula="of:=HEX2DEC(MID([.D76];6;2))"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77];2;2))" office:value-type="float" office:value="255">
            <text:p>255</text:p>
          </table:table-cell>
          <table:table-cell table:formula="of:=HEX2DEC(MID([.D77];4;2))" office:value-type="float" office:value="255">
            <text:p>255</text:p>
          </table:table-cell>
          <table:table-cell table:formula="of:=HEX2DEC(MID([.D77];6;2))" office:value-type="float" office:value="224">
            <text:p>224</text:p>
          </table:table-cell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78];2;2))" office:value-type="float" office:value="0">
            <text:p>0</text:p>
          </table:table-cell>
          <table:table-cell table:formula="of:=HEX2DEC(MID([.D78];4;2))" office:value-type="float" office:value="255">
            <text:p>255</text:p>
          </table:table-cell>
          <table:table-cell table:formula="of:=HEX2DEC(MID([.D78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79];2;2))" office:value-type="float" office:value="50">
            <text:p>50</text:p>
          </table:table-cell>
          <table:table-cell table:formula="of:=HEX2DEC(MID([.D79];4;2))" office:value-type="float" office:value="205">
            <text:p>205</text:p>
          </table:table-cell>
          <table:table-cell table:formula="of:=HEX2DEC(MID([.D79];6;2))"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0];2;2))" office:value-type="float" office:value="250">
            <text:p>250</text:p>
          </table:table-cell>
          <table:table-cell table:formula="of:=HEX2DEC(MID([.D80];4;2))" office:value-type="float" office:value="240">
            <text:p>240</text:p>
          </table:table-cell>
          <table:table-cell table:formula="of:=HEX2DEC(MID([.D80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1];2;2))" office:value-type="float" office:value="176">
            <text:p>176</text:p>
          </table:table-cell>
          <table:table-cell table:formula="of:=HEX2DEC(MID([.D81];4;2))" office:value-type="float" office:value="96">
            <text:p>96</text:p>
          </table:table-cell>
          <table:table-cell table:formula="of:=HEX2DEC(MID([.D81];6;2))" office:value-type="float" office:value="48">
            <text:p>48</text:p>
          </table:table-cell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2];2;2))" office:value-type="float" office:value="128">
            <text:p>128</text:p>
          </table:table-cell>
          <table:table-cell table:formula="of:=HEX2DEC(MID([.D82];4;2))" office:value-type="float" office:value="0">
            <text:p>0</text:p>
          </table:table-cell>
          <table:table-cell table:formula="of:=HEX2DEC(MID([.D8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3];2;2))" office:value-type="float" office:value="102">
            <text:p>102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4];2;2))" office:value-type="float" office:value="0">
            <text:p>0</text:p>
          </table:table-cell>
          <table:table-cell table:formula="of:=HEX2DEC(MID([.D84];4;2))" office:value-type="float" office:value="0">
            <text:p>0</text:p>
          </table:table-cell>
          <table:table-cell table:formula="of:=HEX2DEC(MID([.D8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5];2;2))" office:value-type="float" office:value="186">
            <text:p>186</text:p>
          </table:table-cell>
          <table:table-cell table:formula="of:=HEX2DEC(MID([.D85];4;2))" office:value-type="float" office:value="85">
            <text:p>85</text:p>
          </table:table-cell>
          <table:table-cell table:formula="of:=HEX2DEC(MID([.D85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86];2;2))" office:value-type="float" office:value="147">
            <text:p>147</text:p>
          </table:table-cell>
          <table:table-cell table:formula="of:=HEX2DEC(MID([.D86];4;2))" office:value-type="float" office:value="112">
            <text:p>112</text:p>
          </table:table-cell>
          <table:table-cell table:formula="of:=HEX2DEC(MID([.D86];6;2))" office:value-type="float" office:value="219">
            <text:p>219</text:p>
          </table:table-cell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87];2;2))" office:value-type="float" office:value="60">
            <text:p>60</text:p>
          </table:table-cell>
          <table:table-cell table:formula="of:=HEX2DEC(MID([.D87];4;2))" office:value-type="float" office:value="179">
            <text:p>179</text:p>
          </table:table-cell>
          <table:table-cell table:formula="of:=HEX2DEC(MID([.D87];6;2))" office:value-type="float" office:value="113">
            <text:p>113</text:p>
          </table:table-cell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88];2;2))" office:value-type="float" office:value="123">
            <text:p>123</text:p>
          </table:table-cell>
          <table:table-cell table:formula="of:=HEX2DEC(MID([.D88];4;2))" office:value-type="float" office:value="104">
            <text:p>104</text:p>
          </table:table-cell>
          <table:table-cell table:formula="of:=HEX2DEC(MID([.D88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89];2;2))" office:value-type="float" office:value="0">
            <text:p>0</text:p>
          </table:table-cell>
          <table:table-cell table:formula="of:=HEX2DEC(MID([.D89];4;2))" office:value-type="float" office:value="250">
            <text:p>250</text:p>
          </table:table-cell>
          <table:table-cell table:formula="of:=HEX2DEC(MID([.D89];6;2))" office:value-type="float" office:value="154">
            <text:p>154</text:p>
          </table:table-cell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0];2;2))" office:value-type="float" office:value="72">
            <text:p>72</text:p>
          </table:table-cell>
          <table:table-cell table:formula="of:=HEX2DEC(MID([.D90];4;2))" office:value-type="float" office:value="209">
            <text:p>209</text:p>
          </table:table-cell>
          <table:table-cell table:formula="of:=HEX2DEC(MID([.D90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1];2;2))" office:value-type="float" office:value="199">
            <text:p>199</text:p>
          </table:table-cell>
          <table:table-cell table:formula="of:=HEX2DEC(MID([.D91];4;2))" office:value-type="float" office:value="21">
            <text:p>21</text:p>
          </table:table-cell>
          <table:table-cell table:formula="of:=HEX2DEC(MID([.D91];6;2))" office:value-type="float" office:value="133">
            <text:p>133</text:p>
          </table:table-cell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2];2;2))" office:value-type="float" office:value="25">
            <text:p>25</text:p>
          </table:table-cell>
          <table:table-cell table:formula="of:=HEX2DEC(MID([.D92];4;2))" office:value-type="float" office:value="25">
            <text:p>25</text:p>
          </table:table-cell>
          <table:table-cell table:formula="of:=HEX2DEC(MID([.D92];6;2))" office:value-type="float" office:value="112">
            <text:p>112</text:p>
          </table:table-cell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3];2;2))" office:value-type="float" office:value="245">
            <text:p>245</text:p>
          </table:table-cell>
          <table:table-cell table:formula="of:=HEX2DEC(MID([.D93];4;2))" office:value-type="float" office:value="255">
            <text:p>255</text:p>
          </table:table-cell>
          <table:table-cell table:formula="of:=HEX2DEC(MID([.D93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4];2;2))" office:value-type="float" office:value="255">
            <text:p>255</text:p>
          </table:table-cell>
          <table:table-cell table:formula="of:=HEX2DEC(MID([.D94];4;2))" office:value-type="float" office:value="228">
            <text:p>228</text:p>
          </table:table-cell>
          <table:table-cell table:formula="of:=HEX2DEC(MID([.D94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5];2;2))" office:value-type="float" office:value="255">
            <text:p>255</text:p>
          </table:table-cell>
          <table:table-cell table:formula="of:=HEX2DEC(MID([.D95];4;2))" office:value-type="float" office:value="228">
            <text:p>228</text:p>
          </table:table-cell>
          <table:table-cell table:formula="of:=HEX2DEC(MID([.D95];6;2))" office:value-type="float" office:value="181">
            <text:p>181</text:p>
          </table:table-cell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96];2;2))" office:value-type="float" office:value="255">
            <text:p>255</text:p>
          </table:table-cell>
          <table:table-cell table:formula="of:=HEX2DEC(MID([.D96];4;2))" office:value-type="float" office:value="222">
            <text:p>222</text:p>
          </table:table-cell>
          <table:table-cell table:formula="of:=HEX2DEC(MID([.D96];6;2))" office:value-type="float" office:value="173">
            <text:p>173</text:p>
          </table:table-cell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97];2;2))" office:value-type="float" office:value="0">
            <text:p>0</text:p>
          </table:table-cell>
          <table:table-cell table:formula="of:=HEX2DEC(MID([.D97];4;2))" office:value-type="float" office:value="0">
            <text:p>0</text:p>
          </table:table-cell>
          <table:table-cell table:formula="of:=HEX2DEC(MID([.D97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98];2;2))" office:value-type="float" office:value="253">
            <text:p>253</text:p>
          </table:table-cell>
          <table:table-cell table:formula="of:=HEX2DEC(MID([.D98];4;2))" office:value-type="float" office:value="245">
            <text:p>245</text:p>
          </table:table-cell>
          <table:table-cell table:formula="of:=HEX2DEC(MID([.D98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99];2;2))" office:value-type="float" office:value="128">
            <text:p>128</text:p>
          </table:table-cell>
          <table:table-cell table:formula="of:=HEX2DEC(MID([.D99];4;2))" office:value-type="float" office:value="128">
            <text:p>128</text:p>
          </table:table-cell>
          <table:table-cell table:formula="of:=HEX2DEC(MID([.D9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0];2;2))" office:value-type="float" office:value="107">
            <text:p>107</text:p>
          </table:table-cell>
          <table:table-cell table:formula="of:=HEX2DEC(MID([.D100];4;2))" office:value-type="float" office:value="142">
            <text:p>142</text:p>
          </table:table-cell>
          <table:table-cell table:formula="of:=HEX2DEC(MID([.D100];6;2))"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1];2;2))" office:value-type="float" office:value="255">
            <text:p>255</text:p>
          </table:table-cell>
          <table:table-cell table:formula="of:=HEX2DEC(MID([.D101];4;2))" office:value-type="float" office:value="165">
            <text:p>165</text:p>
          </table:table-cell>
          <table:table-cell table:formula="of:=HEX2DEC(MID([.D10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2];2;2))" office:value-type="float" office:value="255">
            <text:p>255</text:p>
          </table:table-cell>
          <table:table-cell table:formula="of:=HEX2DEC(MID([.D102];4;2))" office:value-type="float" office:value="69">
            <text:p>69</text:p>
          </table:table-cell>
          <table:table-cell table:formula="of:=HEX2DEC(MID([.D10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3];2;2))" office:value-type="float" office:value="218">
            <text:p>218</text:p>
          </table:table-cell>
          <table:table-cell table:formula="of:=HEX2DEC(MID([.D103];4;2))" office:value-type="float" office:value="112">
            <text:p>112</text:p>
          </table:table-cell>
          <table:table-cell table:formula="of:=HEX2DEC(MID([.D103];6;2))" office:value-type="float" office:value="214">
            <text:p>214</text:p>
          </table:table-cell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4];2;2))" office:value-type="float" office:value="238">
            <text:p>238</text:p>
          </table:table-cell>
          <table:table-cell table:formula="of:=HEX2DEC(MID([.D104];4;2))" office:value-type="float" office:value="232">
            <text:p>232</text:p>
          </table:table-cell>
          <table:table-cell table:formula="of:=HEX2DEC(MID([.D104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5];2;2))" office:value-type="float" office:value="152">
            <text:p>152</text:p>
          </table:table-cell>
          <table:table-cell table:formula="of:=HEX2DEC(MID([.D105];4;2))" office:value-type="float" office:value="251">
            <text:p>251</text:p>
          </table:table-cell>
          <table:table-cell table:formula="of:=HEX2DEC(MID([.D105];6;2))" office:value-type="float" office:value="152">
            <text:p>152</text:p>
          </table:table-cell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06];2;2))" office:value-type="float" office:value="175">
            <text:p>175</text:p>
          </table:table-cell>
          <table:table-cell table:formula="of:=HEX2DEC(MID([.D106];4;2))" office:value-type="float" office:value="238">
            <text:p>238</text:p>
          </table:table-cell>
          <table:table-cell table:formula="of:=HEX2DEC(MID([.D106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07];2;2))" office:value-type="float" office:value="219">
            <text:p>219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08];2;2))" office:value-type="float" office:value="255">
            <text:p>255</text:p>
          </table:table-cell>
          <table:table-cell table:formula="of:=HEX2DEC(MID([.D108];4;2))" office:value-type="float" office:value="239">
            <text:p>239</text:p>
          </table:table-cell>
          <table:table-cell table:formula="of:=HEX2DEC(MID([.D108];6;2))" office:value-type="float" office:value="213">
            <text:p>213</text:p>
          </table:table-cell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09];2;2))" office:value-type="float" office:value="255">
            <text:p>255</text:p>
          </table:table-cell>
          <table:table-cell table:formula="of:=HEX2DEC(MID([.D109];4;2))" office:value-type="float" office:value="218">
            <text:p>218</text:p>
          </table:table-cell>
          <table:table-cell table:formula="of:=HEX2DEC(MID([.D109];6;2))" office:value-type="float" office:value="185">
            <text:p>185</text:p>
          </table:table-cell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0];2;2))" office:value-type="float" office:value="205">
            <text:p>205</text:p>
          </table:table-cell>
          <table:table-cell table:formula="of:=HEX2DEC(MID([.D110];4;2))" office:value-type="float" office:value="133">
            <text:p>133</text:p>
          </table:table-cell>
          <table:table-cell table:formula="of:=HEX2DEC(MID([.D110];6;2))" office:value-type="float" office:value="63">
            <text:p>63</text:p>
          </table:table-cell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1];2;2))" office:value-type="float" office:value="255">
            <text:p>255</text:p>
          </table:table-cell>
          <table:table-cell table:formula="of:=HEX2DEC(MID([.D111];4;2))" office:value-type="float" office:value="192">
            <text:p>192</text:p>
          </table:table-cell>
          <table:table-cell table:formula="of:=HEX2DEC(MID([.D111];6;2))" office:value-type="float" office:value="203">
            <text:p>203</text:p>
          </table:table-cell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2];2;2))" office:value-type="float" office:value="221">
            <text:p>221</text:p>
          </table:table-cell>
          <table:table-cell table:formula="of:=HEX2DEC(MID([.D112];4;2))" office:value-type="float" office:value="160">
            <text:p>160</text:p>
          </table:table-cell>
          <table:table-cell table:formula="of:=HEX2DEC(MID([.D112];6;2))" office:value-type="float" office:value="221">
            <text:p>221</text:p>
          </table:table-cell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3];2;2))" office:value-type="float" office:value="176">
            <text:p>176</text:p>
          </table:table-cell>
          <table:table-cell table:formula="of:=HEX2DEC(MID([.D113];4;2))" office:value-type="float" office:value="224">
            <text:p>224</text:p>
          </table:table-cell>
          <table:table-cell table:formula="of:=HEX2DEC(MID([.D113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4];2;2))" office:value-type="float" office:value="160">
            <text:p>160</text:p>
          </table:table-cell>
          <table:table-cell table:formula="of:=HEX2DEC(MID([.D114];4;2))" office:value-type="float" office:value="32">
            <text:p>32</text:p>
          </table:table-cell>
          <table:table-cell table:formula="of:=HEX2DEC(MID([.D114];6;2))" office:value-type="float" office:value="240">
            <text:p>240</text:p>
          </table:table-cell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5];2;2))" office:value-type="float" office:value="128">
            <text:p>128</text:p>
          </table:table-cell>
          <table:table-cell table:formula="of:=HEX2DEC(MID([.D115];4;2))" office:value-type="float" office:value="0">
            <text:p>0</text:p>
          </table:table-cell>
          <table:table-cell table:formula="of:=HEX2DEC(MID([.D115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16];2;2))" office:value-type="float" office:value="255">
            <text:p>255</text:p>
          </table:table-cell>
          <table:table-cell table:formula="of:=HEX2DEC(MID([.D116];4;2))" office:value-type="float" office:value="0">
            <text:p>0</text:p>
          </table:table-cell>
          <table:table-cell table:formula="of:=HEX2DEC(MID([.D1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17];2;2))" office:value-type="float" office:value="188">
            <text:p>188</text:p>
          </table:table-cell>
          <table:table-cell table:formula="of:=HEX2DEC(MID([.D117];4;2))" office:value-type="float" office:value="143">
            <text:p>143</text:p>
          </table:table-cell>
          <table:table-cell table:formula="of:=HEX2DEC(MID([.D117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18];2;2))" office:value-type="float" office:value="65">
            <text:p>65</text:p>
          </table:table-cell>
          <table:table-cell table:formula="of:=HEX2DEC(MID([.D118];4;2))" office:value-type="float" office:value="105">
            <text:p>105</text:p>
          </table:table-cell>
          <table:table-cell table:formula="of:=HEX2DEC(MID([.D118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19];2;2))" office:value-type="float" office:value="139">
            <text:p>139</text:p>
          </table:table-cell>
          <table:table-cell table:formula="of:=HEX2DEC(MID([.D119];4;2))" office:value-type="float" office:value="69">
            <text:p>69</text:p>
          </table:table-cell>
          <table:table-cell table:formula="of:=HEX2DEC(MID([.D119];6;2))"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0];2;2))" office:value-type="float" office:value="250">
            <text:p>250</text:p>
          </table:table-cell>
          <table:table-cell table:formula="of:=HEX2DEC(MID([.D120];4;2))" office:value-type="float" office:value="128">
            <text:p>128</text:p>
          </table:table-cell>
          <table:table-cell table:formula="of:=HEX2DEC(MID([.D120];6;2))" office:value-type="float" office:value="114">
            <text:p>114</text:p>
          </table:table-cell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1];2;2))" office:value-type="float" office:value="244">
            <text:p>244</text:p>
          </table:table-cell>
          <table:table-cell table:formula="of:=HEX2DEC(MID([.D121];4;2))" office:value-type="float" office:value="164">
            <text:p>164</text:p>
          </table:table-cell>
          <table:table-cell table:formula="of:=HEX2DEC(MID([.D121];6;2))" office:value-type="float" office:value="96">
            <text:p>96</text:p>
          </table:table-cell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2];2;2))" office:value-type="float" office:value="46">
            <text:p>46</text:p>
          </table:table-cell>
          <table:table-cell table:formula="of:=HEX2DEC(MID([.D122];4;2))" office:value-type="float" office:value="139">
            <text:p>139</text:p>
          </table:table-cell>
          <table:table-cell table:formula="of:=HEX2DEC(MID([.D122];6;2))" office:value-type="float" office:value="87">
            <text:p>87</text:p>
          </table:table-cell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3];2;2))" office:value-type="float" office:value="255">
            <text:p>255</text:p>
          </table:table-cell>
          <table:table-cell table:formula="of:=HEX2DEC(MID([.D123];4;2))" office:value-type="float" office:value="245">
            <text:p>245</text:p>
          </table:table-cell>
          <table:table-cell table:formula="of:=HEX2DEC(MID([.D123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4];2;2))" office:value-type="float" office:value="160">
            <text:p>160</text:p>
          </table:table-cell>
          <table:table-cell table:formula="of:=HEX2DEC(MID([.D124];4;2))" office:value-type="float" office:value="82">
            <text:p>82</text:p>
          </table:table-cell>
          <table:table-cell table:formula="of:=HEX2DEC(MID([.D124];6;2))" office:value-type="float" office:value="45">
            <text:p>45</text:p>
          </table:table-cell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5];2;2))" office:value-type="float" office:value="192">
            <text:p>192</text:p>
          </table:table-cell>
          <table:table-cell table:formula="of:=HEX2DEC(MID([.D125];4;2))" office:value-type="float" office:value="192">
            <text:p>192</text:p>
          </table:table-cell>
          <table:table-cell table:formula="of:=HEX2DEC(MID([.D125];6;2))" office:value-type="float" office:value="192">
            <text:p>192</text:p>
          </table:table-cell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26];2;2))" office:value-type="float" office:value="135">
            <text:p>135</text:p>
          </table:table-cell>
          <table:table-cell table:formula="of:=HEX2DEC(MID([.D126];4;2))" office:value-type="float" office:value="206">
            <text:p>206</text:p>
          </table:table-cell>
          <table:table-cell table:formula="of:=HEX2DEC(MID([.D126];6;2))" office:value-type="float" office:value="235">
            <text:p>235</text:p>
          </table:table-cell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27];2;2))" office:value-type="float" office:value="106">
            <text:p>106</text:p>
          </table:table-cell>
          <table:table-cell table:formula="of:=HEX2DEC(MID([.D127];4;2))" office:value-type="float" office:value="90">
            <text:p>90</text:p>
          </table:table-cell>
          <table:table-cell table:formula="of:=HEX2DEC(MID([.D127];6;2))" office:value-type="float" office:value="205">
            <text:p>205</text:p>
          </table:table-cell>
        </table:table-row>
        <table:table-row table:style-name="ro4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28];2;2))" office:value-type="float" office:value="112">
            <text:p>112</text:p>
          </table:table-cell>
          <table:table-cell table:formula="of:=HEX2DEC(MID([.D128];4;2))" office:value-type="float" office:value="128">
            <text:p>128</text:p>
          </table:table-cell>
          <table:table-cell table:formula="of:=HEX2DEC(MID([.D128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29];2;2))" office:value-type="float" office:value="255">
            <text:p>255</text:p>
          </table:table-cell>
          <table:table-cell table:formula="of:=HEX2DEC(MID([.D129];4;2))" office:value-type="float" office:value="250">
            <text:p>250</text:p>
          </table:table-cell>
          <table:table-cell table:formula="of:=HEX2DEC(MID([.D129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0];2;2))" office:value-type="float" office:value="0">
            <text:p>0</text:p>
          </table:table-cell>
          <table:table-cell table:formula="of:=HEX2DEC(MID([.D130];4;2))" office:value-type="float" office:value="255">
            <text:p>255</text:p>
          </table:table-cell>
          <table:table-cell table:formula="of:=HEX2DEC(MID([.D130];6;2))" office:value-type="float" office:value="127">
            <text:p>127</text:p>
          </table:table-cell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1];2;2))" office:value-type="float" office:value="70">
            <text:p>70</text:p>
          </table:table-cell>
          <table:table-cell table:formula="of:=HEX2DEC(MID([.D131];4;2))" office:value-type="float" office:value="130">
            <text:p>130</text:p>
          </table:table-cell>
          <table:table-cell table:formula="of:=HEX2DEC(MID([.D131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2];2;2))" office:value-type="float" office:value="210">
            <text:p>210</text:p>
          </table:table-cell>
          <table:table-cell table:formula="of:=HEX2DEC(MID([.D132];4;2))" office:value-type="float" office:value="180">
            <text:p>180</text:p>
          </table:table-cell>
          <table:table-cell table:formula="of:=HEX2DEC(MID([.D132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3];2;2))" office:value-type="float" office:value="0">
            <text:p>0</text:p>
          </table:table-cell>
          <table:table-cell table:formula="of:=HEX2DEC(MID([.D133];4;2))" office:value-type="float" office:value="128">
            <text:p>128</text:p>
          </table:table-cell>
          <table:table-cell table:formula="of:=HEX2DEC(MID([.D133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4];2;2))" office:value-type="float" office:value="216">
            <text:p>216</text:p>
          </table:table-cell>
          <table:table-cell table:formula="of:=HEX2DEC(MID([.D134];4;2))" office:value-type="float" office:value="191">
            <text:p>191</text:p>
          </table:table-cell>
          <table:table-cell table:formula="of:=HEX2DEC(MID([.D134];6;2))" office:value-type="float" office:value="216">
            <text:p>216</text:p>
          </table:table-cell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5];2;2))" office:value-type="float" office:value="255">
            <text:p>255</text:p>
          </table:table-cell>
          <table:table-cell table:formula="of:=HEX2DEC(MID([.D135];4;2))" office:value-type="float" office:value="99">
            <text:p>99</text:p>
          </table:table-cell>
          <table:table-cell table:formula="of:=HEX2DEC(MID([.D135];6;2))" office:value-type="float" office:value="71">
            <text:p>71</text:p>
          </table:table-cell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36];2;2))" office:value-type="float" office:value="64">
            <text:p>64</text:p>
          </table:table-cell>
          <table:table-cell table:formula="of:=HEX2DEC(MID([.D136];4;2))" office:value-type="float" office:value="224">
            <text:p>224</text:p>
          </table:table-cell>
          <table:table-cell table:formula="of:=HEX2DEC(MID([.D136];6;2))" office:value-type="float" office:value="208">
            <text:p>208</text:p>
          </table:table-cell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37];2;2))" office:value-type="float" office:value="238">
            <text:p>238</text:p>
          </table:table-cell>
          <table:table-cell table:formula="of:=HEX2DEC(MID([.D137];4;2))" office:value-type="float" office:value="130">
            <text:p>130</text:p>
          </table:table-cell>
          <table:table-cell table:formula="of:=HEX2DEC(MID([.D137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38];2;2))" office:value-type="float" office:value="245">
            <text:p>245</text:p>
          </table:table-cell>
          <table:table-cell table:formula="of:=HEX2DEC(MID([.D138];4;2))" office:value-type="float" office:value="222">
            <text:p>222</text:p>
          </table:table-cell>
          <table:table-cell table:formula="of:=HEX2DEC(MID([.D138];6;2))" office:value-type="float" office:value="179">
            <text:p>179</text:p>
          </table:table-cell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255">
            <text:p>255</text:p>
          </table:table-cell>
          <table:table-cell table:formula="of:=HEX2DEC(MID([.D139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0];2;2))" office:value-type="float" office:value="245">
            <text:p>245</text:p>
          </table:table-cell>
          <table:table-cell table:formula="of:=HEX2DEC(MID([.D140];4;2))" office:value-type="float" office:value="245">
            <text:p>245</text:p>
          </table:table-cell>
          <table:table-cell table:formula="of:=HEX2DEC(MID([.D140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1];2;2))" office:value-type="float" office:value="255">
            <text:p>255</text:p>
          </table:table-cell>
          <table:table-cell table:formula="of:=HEX2DEC(MID([.D141];4;2))" office:value-type="float" office:value="255">
            <text:p>255</text:p>
          </table:table-cell>
          <table:table-cell table:formula="of:=HEX2DEC(MID([.D14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2];2;2))" office:value-type="float" office:value="154">
            <text:p>154</text:p>
          </table:table-cell>
          <table:table-cell table:formula="of:=HEX2DEC(MID([.D142];4;2))" office:value-type="float" office:value="205">
            <text:p>205</text:p>
          </table:table-cell>
          <table:table-cell table:formula="of:=HEX2DEC(MID([.D142];6;2))" office:value-type="float" office:value="50">
            <text:p>50</text:p>
          </table:table-cell>
        </table:table-row>
        <table:table-row table:style-name="ro1" table:number-rows-repeated="10484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sic English Colors" table:style-name="ta1" table:print="false">
        <table:table-column table:style-name="co6" table:default-cell-style-name="ce294"/>
        <table:table-column table:style-name="co7" table:default-cell-style-name="ce365"/>
        <table:table-column table:style-name="co8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6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6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table:table-column table:style-name="co9" table:default-cell-style-name="ce294"/>
        <table:table-column table:style-name="co10" table:default-cell-style-name="ce294"/>
        <table:table-column table:style-name="co11" table:default-cell-style-name="ce294"/>
        <table:table-column table:style-name="co11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64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'CSS IPTV colors'.A2:'CSS IPTV colors'.H130" table:contains-header="false">
          <table:sort>
            <table:sort-by table:field-number="7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6">06/26/2011</text:date>, <text:time>14:5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3H15M42S</meta:editing-duration>
    <meta:editing-cycles>58</meta:editing-cycles>
    <meta:generator>LibreOffice/3.3$Win32 LibreOffice_project/330m17$Build-3</meta:generator>
    <dc:date>2011-06-26T14:58:59.46</dc:date>
    <meta:document-statistic meta:table-count="6" meta:cell-count="2373" meta:object-count="0"/>
    <meta:user-defined meta:name="Info 1"/>
    <meta:user-defined meta:name="Info 2"/>
    <meta:user-defined meta:name="Info 3"/>
    <meta:user-defined meta:name="Info 4"/>
  </office:meta>
</office:document-meta>
</file>